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PM10-AT_IN">
            <text:p>ASOMADILLA-PM10-AT_IN</text:p>
          </table:table-cell>
          <table:table-cell table:style-name="pd1" office:value-type="string" office:string-value="ASOMADILLA-O3-AT_IN_rolling_std">
            <text:p>ASOMADILLA-O3-AT_IN_rolling_std</text:p>
          </table:table-cell>
          <table:table-cell table:style-name="pd1" office:value-type="string" office:string-value="ASOMADILLA-O3-AT_IN_rolling_skew">
            <text:p>ASOMADILLA-O3-AT_IN_rolling_skew</text:p>
          </table:table-cell>
          <table:table-cell table:style-name="pd1" office:value-type="string" office:string-value="hour">
            <text:p>hour</text:p>
          </table:table-cell>
          <table:table-cell table:style-name="pd1" office:value-type="string" office:string-value="day">
            <text:p>day</text:p>
          </table:table-cell>
          <table:table-cell table:style-name="pd1" office:value-type="string" office:string-value="weekday">
            <text:p>weekday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1:00:00">
            <text:p>Fri Jan  2 01:00:00 2015</text:p>
          </table:table-cell>
          <table:table-cell office:value-type="float" office:value="27.3333">
            <text:p>27.3333</text:p>
          </table:table-cell>
          <table:table-cell office:value-type="float" office:value="15.627636137067903">
            <text:p>15.627636137067903</text:p>
          </table:table-cell>
          <table:table-cell office:value-type="float" office:value="0.9162646799030435">
            <text:p>0.9162646799030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2T02:00:00">
            <text:p>Fri Jan  2 02:00:00 2015</text:p>
          </table:table-cell>
          <table:table-cell office:value-type="float" office:value="28.1667">
            <text:p>28.1667</text:p>
          </table:table-cell>
          <table:table-cell office:value-type="float" office:value="15.413900988400615">
            <text:p>15.413900988400615</text:p>
          </table:table-cell>
          <table:table-cell office:value-type="float" office:value="0.9420026028638621">
            <text:p>0.942002602863862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2T03:00:00">
            <text:p>Fri Jan  2 03:00:00 2015</text:p>
          </table:table-cell>
          <table:table-cell office:value-type="float" office:value="25.1667">
            <text:p>25.1667</text:p>
          </table:table-cell>
          <table:table-cell office:value-type="float" office:value="15.359933593104017">
            <text:p>15.359933593104017</text:p>
          </table:table-cell>
          <table:table-cell office:value-type="float" office:value="0.9481627986345035">
            <text:p>0.94816279863450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2T04:00:00">
            <text:p>Fri Jan  2 04:00:00 2015</text:p>
          </table:table-cell>
          <table:table-cell office:value-type="float" office:value="23.6667">
            <text:p>23.6667</text:p>
          </table:table-cell>
          <table:table-cell office:value-type="float" office:value="15.196882232549608">
            <text:p>15.196882232549608</text:p>
          </table:table-cell>
          <table:table-cell office:value-type="float" office:value="0.9655481498729785">
            <text:p>0.96554814987297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1-02T05:00:00">
            <text:p>Fri Jan  2 05:00:00 2015</text:p>
          </table:table-cell>
          <table:table-cell office:value-type="float" office:value="21.6667">
            <text:p>21.6667</text:p>
          </table:table-cell>
          <table:table-cell office:value-type="float" office:value="15.257987401678593">
            <text:p>15.257987401678593</text:p>
          </table:table-cell>
          <table:table-cell office:value-type="float" office:value="0.957806997798835">
            <text:p>0.9578069977988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02T06:00:00">
            <text:p>Fri Jan  2 06:00:00 2015</text:p>
          </table:table-cell>
          <table:table-cell office:value-type="float" office:value="21.1667">
            <text:p>21.1667</text:p>
          </table:table-cell>
          <table:table-cell office:value-type="float" office:value="15.361630309623623">
            <text:p>15.361630309623623</text:p>
          </table:table-cell>
          <table:table-cell office:value-type="float" office:value="0.9334925885019308">
            <text:p>0.93349258850193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2T07:00:00">
            <text:p>Fri Jan  2 07:00:00 2015</text:p>
          </table:table-cell>
          <table:table-cell office:value-type="float" office:value="22.6667">
            <text:p>22.6667</text:p>
          </table:table-cell>
          <table:table-cell office:value-type="float" office:value="15.74605519958589">
            <text:p>15.74605519958589</text:p>
          </table:table-cell>
          <table:table-cell office:value-type="float" office:value="0.8585120158216791">
            <text:p>0.85851201582167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2T08:00:00">
            <text:p>Fri Jan  2 08:00:00 2015</text:p>
          </table:table-cell>
          <table:table-cell office:value-type="float" office:value="20.8333">
            <text:p>20.8333</text:p>
          </table:table-cell>
          <table:table-cell office:value-type="float" office:value="16.373657276777635">
            <text:p>16.373657276777635</text:p>
          </table:table-cell>
          <table:table-cell office:value-type="float" office:value="0.7561777022933559">
            <text:p>0.75617770229335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2T09:00:00">
            <text:p>Fri Jan  2 09:00:00 2015</text:p>
          </table:table-cell>
          <table:table-cell office:value-type="float" office:value="19.0">
            <text:p>19.0</text:p>
          </table:table-cell>
          <table:table-cell office:value-type="float" office:value="17.36490606138706">
            <text:p>17.36490606138706</text:p>
          </table:table-cell>
          <table:table-cell office:value-type="float" office:value="0.6003453104570166">
            <text:p>0.600345310457016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2T10:00:00">
            <text:p>Fri Jan  2 10:00:00 2015</text:p>
          </table:table-cell>
          <table:table-cell office:value-type="float" office:value="19.1667">
            <text:p>19.1667</text:p>
          </table:table-cell>
          <table:table-cell office:value-type="float" office:value="18.11505816961493">
            <text:p>18.11505816961493</text:p>
          </table:table-cell>
          <table:table-cell office:value-type="float" office:value="0.5205695760716015">
            <text:p>0.52056957607160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02T11:00:00">
            <text:p>Fri Jan  2 11:00:00 2015</text:p>
          </table:table-cell>
          <table:table-cell office:value-type="float" office:value="17.3333">
            <text:p>17.3333</text:p>
          </table:table-cell>
          <table:table-cell office:value-type="float" office:value="18.165307412159112">
            <text:p>18.165307412159112</text:p>
          </table:table-cell>
          <table:table-cell office:value-type="float" office:value="0.5337451145468953">
            <text:p>0.533745114546895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02T12:00:00">
            <text:p>Fri Jan  2 12:00:00 2015</text:p>
          </table:table-cell>
          <table:table-cell office:value-type="float" office:value="15.5">
            <text:p>15.5</text:p>
          </table:table-cell>
          <table:table-cell office:value-type="float" office:value="18.161651854064452">
            <text:p>18.161651854064452</text:p>
          </table:table-cell>
          <table:table-cell office:value-type="float" office:value="0.5502926277353364">
            <text:p>0.550292627735336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01-02T13:00:00">
            <text:p>Fri Jan  2 13:00:00 2015</text:p>
          </table:table-cell>
          <table:table-cell office:value-type="float" office:value="16.3333">
            <text:p>16.3333</text:p>
          </table:table-cell>
          <table:table-cell office:value-type="float" office:value="17.842557612586774">
            <text:p>17.842557612586774</text:p>
          </table:table-cell>
          <table:table-cell office:value-type="float" office:value="0.6401448146739935">
            <text:p>0.640144814673993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2T14:00:00">
            <text:p>Fri Jan  2 14:00:00 2015</text:p>
          </table:table-cell>
          <table:table-cell office:value-type="float" office:value="16.6667">
            <text:p>16.6667</text:p>
          </table:table-cell>
          <table:table-cell office:value-type="float" office:value="17.354361442345727">
            <text:p>17.354361442345727</text:p>
          </table:table-cell>
          <table:table-cell office:value-type="float" office:value="0.6952761367351197">
            <text:p>0.695276136735119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1-02T16:00:00">
            <text:p>Fri Jan  2 16:00:00 2015</text:p>
          </table:table-cell>
          <table:table-cell office:value-type="float" office:value="19.0">
            <text:p>19.0</text:p>
          </table:table-cell>
          <table:table-cell office:value-type="float" office:value="16.985318602488544">
            <text:p>16.985318602488544</text:p>
          </table:table-cell>
          <table:table-cell office:value-type="float" office:value="0.7004850947713439">
            <text:p>0.70048509477134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02T17:00:00">
            <text:p>Fri Jan  2 17:00:00 2015</text:p>
          </table:table-cell>
          <table:table-cell office:value-type="float" office:value="20.0">
            <text:p>20.0</text:p>
          </table:table-cell>
          <table:table-cell office:value-type="float" office:value="17.378733678261124">
            <text:p>17.378733678261124</text:p>
          </table:table-cell>
          <table:table-cell office:value-type="float" office:value="0.7872648818469875">
            <text:p>0.787264881846987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03T01:00:00">
            <text:p>Sat Jan  3 01:00:00 2015</text:p>
          </table:table-cell>
          <table:table-cell office:value-type="float" office:value="21.6667">
            <text:p>21.6667</text:p>
          </table:table-cell>
          <table:table-cell office:value-type="float" office:value="16.901447417885457">
            <text:p>16.901447417885457</text:p>
          </table:table-cell>
          <table:table-cell office:value-type="float" office:value="0.8272643018055389">
            <text:p>0.82726430180553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03T02:00:00">
            <text:p>Sat Jan  3 02:00:00 2015</text:p>
          </table:table-cell>
          <table:table-cell office:value-type="float" office:value="23.5">
            <text:p>23.5</text:p>
          </table:table-cell>
          <table:table-cell office:value-type="float" office:value="17.031984286295682">
            <text:p>17.031984286295682</text:p>
          </table:table-cell>
          <table:table-cell office:value-type="float" office:value="0.8414487003415388">
            <text:p>0.84144870034153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03T03:00:00">
            <text:p>Sat Jan  3 03:00:00 2015</text:p>
          </table:table-cell>
          <table:table-cell office:value-type="float" office:value="23.8333">
            <text:p>23.8333</text:p>
          </table:table-cell>
          <table:table-cell office:value-type="float" office:value="17.145931222558183">
            <text:p>17.145931222558183</text:p>
          </table:table-cell>
          <table:table-cell office:value-type="float" office:value="0.8492797905856925">
            <text:p>0.849279790585692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3T04:00:00">
            <text:p>Sat Jan  3 04:00:00 2015</text:p>
          </table:table-cell>
          <table:table-cell office:value-type="float" office:value="23.5">
            <text:p>23.5</text:p>
          </table:table-cell>
          <table:table-cell office:value-type="float" office:value="17.27916262762417">
            <text:p>17.27916262762417</text:p>
          </table:table-cell>
          <table:table-cell office:value-type="float" office:value="0.8682534347925827">
            <text:p>0.86825343479258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3T05:00:00">
            <text:p>Sat Jan  3 05:00:00 2015</text:p>
          </table:table-cell>
          <table:table-cell office:value-type="float" office:value="23.0">
            <text:p>23.0</text:p>
          </table:table-cell>
          <table:table-cell office:value-type="float" office:value="17.44849315229819">
            <text:p>17.44849315229819</text:p>
          </table:table-cell>
          <table:table-cell office:value-type="float" office:value="0.8687607516671406">
            <text:p>0.868760751667140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03T06:00:00">
            <text:p>Sat Jan  3 06:00:00 2015</text:p>
          </table:table-cell>
          <table:table-cell office:value-type="float" office:value="25.0">
            <text:p>25.0</text:p>
          </table:table-cell>
          <table:table-cell office:value-type="float" office:value="17.706951158926806">
            <text:p>17.706951158926806</text:p>
          </table:table-cell>
          <table:table-cell office:value-type="float" office:value="0.8392604856240379">
            <text:p>0.839260485624037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3T07:00:00">
            <text:p>Sat Jan  3 07:00:00 2015</text:p>
          </table:table-cell>
          <table:table-cell office:value-type="float" office:value="25.1667">
            <text:p>25.1667</text:p>
          </table:table-cell>
          <table:table-cell office:value-type="float" office:value="17.93955502181844">
            <text:p>17.93955502181844</text:p>
          </table:table-cell>
          <table:table-cell office:value-type="float" office:value="0.8072213202835529">
            <text:p>0.807221320283552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03T08:00:00">
            <text:p>Sat Jan  3 08:00:00 2015</text:p>
          </table:table-cell>
          <table:table-cell office:value-type="float" office:value="25.3333">
            <text:p>25.3333</text:p>
          </table:table-cell>
          <table:table-cell office:value-type="float" office:value="18.237803358337125">
            <text:p>18.237803358337125</text:p>
          </table:table-cell>
          <table:table-cell office:value-type="float" office:value="0.7517839725256088">
            <text:p>0.75178397252560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3T09:00:00">
            <text:p>Sat Jan  3 09:00:00 2015</text:p>
          </table:table-cell>
          <table:table-cell office:value-type="float" office:value="25.0">
            <text:p>25.0</text:p>
          </table:table-cell>
          <table:table-cell office:value-type="float" office:value="18.30475201518225">
            <text:p>18.30475201518225</text:p>
          </table:table-cell>
          <table:table-cell office:value-type="float" office:value="0.7364818280454208">
            <text:p>0.736481828045420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03T10:00:00">
            <text:p>Sat Jan  3 10:00:00 2015</text:p>
          </table:table-cell>
          <table:table-cell office:value-type="float" office:value="23.5">
            <text:p>23.5</text:p>
          </table:table-cell>
          <table:table-cell office:value-type="float" office:value="18.126064970123576">
            <text:p>18.126064970123576</text:p>
          </table:table-cell>
          <table:table-cell office:value-type="float" office:value="0.7672366026155273">
            <text:p>0.767236602615527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1-03T11:00:00">
            <text:p>Sat Jan  3 11:00:00 2015</text:p>
          </table:table-cell>
          <table:table-cell office:value-type="float" office:value="26.1667">
            <text:p>26.1667</text:p>
          </table:table-cell>
          <table:table-cell office:value-type="float" office:value="18.309395880170193">
            <text:p>18.309395880170193</text:p>
          </table:table-cell>
          <table:table-cell office:value-type="float" office:value="0.786835335850649">
            <text:p>0.78683533585064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03T12:00:00">
            <text:p>Sat Jan  3 12:00:00 2015</text:p>
          </table:table-cell>
          <table:table-cell office:value-type="float" office:value="22.3333">
            <text:p>22.3333</text:p>
          </table:table-cell>
          <table:table-cell office:value-type="float" office:value="18.298030175237297">
            <text:p>18.298030175237297</text:p>
          </table:table-cell>
          <table:table-cell office:value-type="float" office:value="0.820336682179667">
            <text:p>0.8203366821796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01-03T13:00:00">
            <text:p>Sat Jan  3 13:00:00 2015</text:p>
          </table:table-cell>
          <table:table-cell office:value-type="float" office:value="21.0">
            <text:p>21.0</text:p>
          </table:table-cell>
          <table:table-cell office:value-type="float" office:value="18.323886474770344">
            <text:p>18.323886474770344</text:p>
          </table:table-cell>
          <table:table-cell office:value-type="float" office:value="0.8090212493576792">
            <text:p>0.809021249357679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3T14:00:00">
            <text:p>Sat Jan  3 14:00:00 2015</text:p>
          </table:table-cell>
          <table:table-cell office:value-type="float" office:value="21.3333">
            <text:p>21.3333</text:p>
          </table:table-cell>
          <table:table-cell office:value-type="float" office:value="18.531863544336918">
            <text:p>18.531863544336918</text:p>
          </table:table-cell>
          <table:table-cell office:value-type="float" office:value="0.7761358240597236">
            <text:p>0.776135824059723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03T15:00:00">
            <text:p>Sat Jan  3 15:00:00 2015</text:p>
          </table:table-cell>
          <table:table-cell office:value-type="float" office:value="23.1667">
            <text:p>23.1667</text:p>
          </table:table-cell>
          <table:table-cell office:value-type="float" office:value="19.124494166761448">
            <text:p>19.124494166761448</text:p>
          </table:table-cell>
          <table:table-cell office:value-type="float" office:value="0.779504229208018">
            <text:p>0.7795042292080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3T16:00:00">
            <text:p>Sat Jan  3 16:00:00 2015</text:p>
          </table:table-cell>
          <table:table-cell office:value-type="float" office:value="22.6667">
            <text:p>22.6667</text:p>
          </table:table-cell>
          <table:table-cell office:value-type="float" office:value="19.175454732853684">
            <text:p>19.175454732853684</text:p>
          </table:table-cell>
          <table:table-cell office:value-type="float" office:value="0.7838280325353749">
            <text:p>0.783828032535374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1-03T17:00:00">
            <text:p>Sat Jan  3 17:00:00 2015</text:p>
          </table:table-cell>
          <table:table-cell office:value-type="float" office:value="23.8333">
            <text:p>23.8333</text:p>
          </table:table-cell>
          <table:table-cell office:value-type="float" office:value="18.283794197991085">
            <text:p>18.283794197991085</text:p>
          </table:table-cell>
          <table:table-cell office:value-type="float" office:value="0.6439222892683547">
            <text:p>0.643922289268354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03T18:00:00">
            <text:p>Sat Jan  3 18:00:00 2015</text:p>
          </table:table-cell>
          <table:table-cell office:value-type="float" office:value="25.5">
            <text:p>25.5</text:p>
          </table:table-cell>
          <table:table-cell office:value-type="float" office:value="18.134531024535395">
            <text:p>18.134531024535395</text:p>
          </table:table-cell>
          <table:table-cell office:value-type="float" office:value="0.6376581143974909">
            <text:p>0.637658114397490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03T22:00:00">
            <text:p>Sat Jan  3 22:00:00 2015</text:p>
          </table:table-cell>
          <table:table-cell office:value-type="float" office:value="30.3333">
            <text:p>30.3333</text:p>
          </table:table-cell>
          <table:table-cell office:value-type="float" office:value="17.91411228731668">
            <text:p>17.91411228731668</text:p>
          </table:table-cell>
          <table:table-cell office:value-type="float" office:value="0.6145535665842176">
            <text:p>0.614553566584217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3T23:00:00">
            <text:p>Sat Jan  3 23:00:00 2015</text:p>
          </table:table-cell>
          <table:table-cell office:value-type="float" office:value="30.5">
            <text:p>30.5</text:p>
          </table:table-cell>
          <table:table-cell office:value-type="float" office:value="17.92640469774053">
            <text:p>17.92640469774053</text:p>
          </table:table-cell>
          <table:table-cell office:value-type="float" office:value="0.5920229853131004">
            <text:p>0.592022985313100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4T01:00:00">
            <text:p>Sun Jan  4 01:00:00 2015</text:p>
          </table:table-cell>
          <table:table-cell office:value-type="float" office:value="32.6667">
            <text:p>32.6667</text:p>
          </table:table-cell>
          <table:table-cell office:value-type="float" office:value="17.958400799068432">
            <text:p>17.958400799068432</text:p>
          </table:table-cell>
          <table:table-cell office:value-type="float" office:value="0.631052763199871">
            <text:p>0.63105276319987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2:00:00">
            <text:p>Sun Jan  4 02:00:00 2015</text:p>
          </table:table-cell>
          <table:table-cell office:value-type="float" office:value="32.3333">
            <text:p>32.3333</text:p>
          </table:table-cell>
          <table:table-cell office:value-type="float" office:value="17.93187299483869">
            <text:p>17.93187299483869</text:p>
          </table:table-cell>
          <table:table-cell office:value-type="float" office:value="0.6275121684190823">
            <text:p>0.62751216841908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4T03:00:00">
            <text:p>Sun Jan  4 03:00:00 2015</text:p>
          </table:table-cell>
          <table:table-cell office:value-type="float" office:value="29.0">
            <text:p>29.0</text:p>
          </table:table-cell>
          <table:table-cell office:value-type="float" office:value="17.83820256058862">
            <text:p>17.83820256058862</text:p>
          </table:table-cell>
          <table:table-cell office:value-type="float" office:value="0.6097756989006278">
            <text:p>0.60977569890062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4:00:00">
            <text:p>Sun Jan  4 04:00:00 2015</text:p>
          </table:table-cell>
          <table:table-cell office:value-type="float" office:value="29.5">
            <text:p>29.5</text:p>
          </table:table-cell>
          <table:table-cell office:value-type="float" office:value="17.74562392362806">
            <text:p>17.74562392362806</text:p>
          </table:table-cell>
          <table:table-cell office:value-type="float" office:value="0.5913673467155722">
            <text:p>0.591367346715572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04T05:00:00">
            <text:p>Sun Jan  4 05:00:00 2015</text:p>
          </table:table-cell>
          <table:table-cell office:value-type="float" office:value="31.6667">
            <text:p>31.6667</text:p>
          </table:table-cell>
          <table:table-cell office:value-type="float" office:value="17.572936318161393">
            <text:p>17.572936318161393</text:p>
          </table:table-cell>
          <table:table-cell office:value-type="float" office:value="0.5767250686733147">
            <text:p>0.57672506867331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04T06:00:00">
            <text:p>Sun Jan  4 06:00:00 2015</text:p>
          </table:table-cell>
          <table:table-cell office:value-type="float" office:value="31.1667">
            <text:p>31.1667</text:p>
          </table:table-cell>
          <table:table-cell office:value-type="float" office:value="17.221977160113184">
            <text:p>17.221977160113184</text:p>
          </table:table-cell>
          <table:table-cell office:value-type="float" office:value="0.591315528448857">
            <text:p>0.59131552844885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4T07:00:00">
            <text:p>Sun Jan  4 07:00:00 2015</text:p>
          </table:table-cell>
          <table:table-cell office:value-type="float" office:value="30.1667">
            <text:p>30.1667</text:p>
          </table:table-cell>
          <table:table-cell office:value-type="float" office:value="16.74639878611155">
            <text:p>16.74639878611155</text:p>
          </table:table-cell>
          <table:table-cell office:value-type="float" office:value="0.6247012725213509">
            <text:p>0.624701272521350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8:00:00">
            <text:p>Sun Jan  4 08:00:00 2015</text:p>
          </table:table-cell>
          <table:table-cell office:value-type="float" office:value="27.0">
            <text:p>27.0</text:p>
          </table:table-cell>
          <table:table-cell office:value-type="float" office:value="15.965319615829175">
            <text:p>15.965319615829175</text:p>
          </table:table-cell>
          <table:table-cell office:value-type="float" office:value="0.7494080469000525">
            <text:p>0.74940804690005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9:00:00">
            <text:p>Sun Jan  4 09:00:00 2015</text:p>
          </table:table-cell>
          <table:table-cell office:value-type="float" office:value="25.3333">
            <text:p>25.3333</text:p>
          </table:table-cell>
          <table:table-cell office:value-type="float" office:value="15.062070733448383">
            <text:p>15.062070733448383</text:p>
          </table:table-cell>
          <table:table-cell office:value-type="float" office:value="0.9969507531898016">
            <text:p>0.99695075318980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4T10:00:00">
            <text:p>Sun Jan  4 10:00:00 2015</text:p>
          </table:table-cell>
          <table:table-cell office:value-type="float" office:value="24.5">
            <text:p>24.5</text:p>
          </table:table-cell>
          <table:table-cell office:value-type="float" office:value="14.519910603928285">
            <text:p>14.519910603928285</text:p>
          </table:table-cell>
          <table:table-cell office:value-type="float" office:value="1.144117399014317">
            <text:p>1.14411739901431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11:00:00">
            <text:p>Sun Jan  4 11:00:00 2015</text:p>
          </table:table-cell>
          <table:table-cell office:value-type="float" office:value="23.6667">
            <text:p>23.6667</text:p>
          </table:table-cell>
          <table:table-cell office:value-type="float" office:value="14.141308207760845">
            <text:p>14.141308207760845</text:p>
          </table:table-cell>
          <table:table-cell office:value-type="float" office:value="1.2165923387550648">
            <text:p>1.216592338755064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1-04T12:00:00">
            <text:p>Sun Jan  4 12:00:00 2015</text:p>
          </table:table-cell>
          <table:table-cell office:value-type="float" office:value="21.3333">
            <text:p>21.3333</text:p>
          </table:table-cell>
          <table:table-cell office:value-type="float" office:value="14.096370325777112">
            <text:p>14.096370325777112</text:p>
          </table:table-cell>
          <table:table-cell office:value-type="float" office:value="1.1791757488404702">
            <text:p>1.179175748840470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04T13:00:00">
            <text:p>Sun Jan  4 13:00:00 2015</text:p>
          </table:table-cell>
          <table:table-cell office:value-type="float" office:value="20.3333">
            <text:p>20.3333</text:p>
          </table:table-cell>
          <table:table-cell office:value-type="float" office:value="14.239303327760885">
            <text:p>14.239303327760885</text:p>
          </table:table-cell>
          <table:table-cell office:value-type="float" office:value="1.1018991871459427">
            <text:p>1.101899187145942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1-04T14:00:00">
            <text:p>Sun Jan  4 14:00:00 2015</text:p>
          </table:table-cell>
          <table:table-cell office:value-type="float" office:value="20.6667">
            <text:p>20.6667</text:p>
          </table:table-cell>
          <table:table-cell office:value-type="float" office:value="14.393871591510074">
            <text:p>14.393871591510074</text:p>
          </table:table-cell>
          <table:table-cell office:value-type="float" office:value="1.0762607444279748">
            <text:p>1.076260744427974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04T15:00:00">
            <text:p>Sun Jan  4 15:00:00 2015</text:p>
          </table:table-cell>
          <table:table-cell office:value-type="float" office:value="21.5">
            <text:p>21.5</text:p>
          </table:table-cell>
          <table:table-cell office:value-type="float" office:value="14.753361681958381">
            <text:p>14.753361681958381</text:p>
          </table:table-cell>
          <table:table-cell office:value-type="float" office:value="1.116585456275838">
            <text:p>1.11658545627583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04T16:00:00">
            <text:p>Sun Jan  4 16:00:00 2015</text:p>
          </table:table-cell>
          <table:table-cell office:value-type="float" office:value="21.1667">
            <text:p>21.1667</text:p>
          </table:table-cell>
          <table:table-cell office:value-type="float" office:value="15.538634936351963">
            <text:p>15.538634936351963</text:p>
          </table:table-cell>
          <table:table-cell office:value-type="float" office:value="1.2368182761914213">
            <text:p>1.236818276191421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01-04T17:00:00">
            <text:p>Sun Jan  4 17:00:00 2015</text:p>
          </table:table-cell>
          <table:table-cell office:value-type="float" office:value="21.0">
            <text:p>21.0</text:p>
          </table:table-cell>
          <table:table-cell office:value-type="float" office:value="16.728794070330853">
            <text:p>16.728794070330853</text:p>
          </table:table-cell>
          <table:table-cell office:value-type="float" office:value="1.3540478610031994">
            <text:p>1.354047861003199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21.5">
            <text:p>21.5</text:p>
          </table:table-cell>
          <table:table-cell office:value-type="float" office:value="17.214543069060017">
            <text:p>17.214543069060017</text:p>
          </table:table-cell>
          <table:table-cell office:value-type="float" office:value="1.3075612463735173">
            <text:p>1.307561246373517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33.1667">
            <text:p>33.1667</text:p>
          </table:table-cell>
          <table:table-cell office:value-type="float" office:value="21.336450072393053">
            <text:p>21.336450072393053</text:p>
          </table:table-cell>
          <table:table-cell office:value-type="float" office:value="0.7753318549631857">
            <text:p>0.775331854963185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05T04:00:00">
            <text:p>Mon Jan  5 04:00:00 2015</text:p>
          </table:table-cell>
          <table:table-cell office:value-type="float" office:value="32.5">
            <text:p>32.5</text:p>
          </table:table-cell>
          <table:table-cell office:value-type="float" office:value="21.44546974410086">
            <text:p>21.44546974410086</text:p>
          </table:table-cell>
          <table:table-cell office:value-type="float" office:value="0.7918744126291525">
            <text:p>0.79187441262915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5:00:00">
            <text:p>Mon Jan  5 05:00:00 2015</text:p>
          </table:table-cell>
          <table:table-cell office:value-type="float" office:value="32.1667">
            <text:p>32.1667</text:p>
          </table:table-cell>
          <table:table-cell office:value-type="float" office:value="21.535026315626144">
            <text:p>21.535026315626144</text:p>
          </table:table-cell>
          <table:table-cell office:value-type="float" office:value="0.8041006801368707">
            <text:p>0.8041006801368707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6:00:00">
            <text:p>Mon Jan  5 06:00:00 2015</text:p>
          </table:table-cell>
          <table:table-cell office:value-type="float" office:value="30.5">
            <text:p>30.5</text:p>
          </table:table-cell>
          <table:table-cell office:value-type="float" office:value="21.6042437029176">
            <text:p>21.6042437029176</text:p>
          </table:table-cell>
          <table:table-cell office:value-type="float" office:value="0.8110288659789393">
            <text:p>0.811028865978939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5T07:00:00">
            <text:p>Mon Jan  5 07:00:00 2015</text:p>
          </table:table-cell>
          <table:table-cell office:value-type="float" office:value="33.5">
            <text:p>33.5</text:p>
          </table:table-cell>
          <table:table-cell office:value-type="float" office:value="21.92020497192685">
            <text:p>21.92020497192685</text:p>
          </table:table-cell>
          <table:table-cell office:value-type="float" office:value="0.81860577643422">
            <text:p>0.8186057764342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5T08:00:00">
            <text:p>Mon Jan  5 08:00:00 2015</text:p>
          </table:table-cell>
          <table:table-cell office:value-type="float" office:value="29.5">
            <text:p>29.5</text:p>
          </table:table-cell>
          <table:table-cell office:value-type="float" office:value="22.337040429334444">
            <text:p>22.337040429334444</text:p>
          </table:table-cell>
          <table:table-cell office:value-type="float" office:value="0.826737253956917">
            <text:p>0.8267372539569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1-05T09:00:00">
            <text:p>Mon Jan  5 09:00:00 2015</text:p>
          </table:table-cell>
          <table:table-cell office:value-type="float" office:value="31.5">
            <text:p>31.5</text:p>
          </table:table-cell>
          <table:table-cell office:value-type="float" office:value="22.958947773167107">
            <text:p>22.958947773167107</text:p>
          </table:table-cell>
          <table:table-cell office:value-type="float" office:value="0.8048628276873274">
            <text:p>0.804862827687327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5T10:00:00">
            <text:p>Mon Jan  5 10:00:00 2015</text:p>
          </table:table-cell>
          <table:table-cell office:value-type="float" office:value="30.6667">
            <text:p>30.6667</text:p>
          </table:table-cell>
          <table:table-cell office:value-type="float" office:value="23.374477052904084">
            <text:p>23.374477052904084</text:p>
          </table:table-cell>
          <table:table-cell office:value-type="float" office:value="0.8188262922423767">
            <text:p>0.818826292242376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05T11:00:00">
            <text:p>Mon Jan  5 11:00:00 2015</text:p>
          </table:table-cell>
          <table:table-cell office:value-type="float" office:value="27.1667">
            <text:p>27.1667</text:p>
          </table:table-cell>
          <table:table-cell office:value-type="float" office:value="23.549619599770505">
            <text:p>23.549619599770505</text:p>
          </table:table-cell>
          <table:table-cell office:value-type="float" office:value="0.8649539515073801">
            <text:p>0.864953951507380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05T12:00:00">
            <text:p>Mon Jan  5 12:00:00 2015</text:p>
          </table:table-cell>
          <table:table-cell office:value-type="float" office:value="26.1667">
            <text:p>26.1667</text:p>
          </table:table-cell>
          <table:table-cell office:value-type="float" office:value="23.571484998467348">
            <text:p>23.571484998467348</text:p>
          </table:table-cell>
          <table:table-cell office:value-type="float" office:value="0.9469549911388712">
            <text:p>0.946954991138871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13:00:00">
            <text:p>Mon Jan  5 13:00:00 2015</text:p>
          </table:table-cell>
          <table:table-cell office:value-type="float" office:value="26.6667">
            <text:p>26.6667</text:p>
          </table:table-cell>
          <table:table-cell office:value-type="float" office:value="23.265977787840242">
            <text:p>23.265977787840242</text:p>
          </table:table-cell>
          <table:table-cell office:value-type="float" office:value="1.0567958498030239">
            <text:p>1.056795849803023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1-06T03:00:00">
            <text:p>Tue Jan  6 03:00:00 2015</text:p>
          </table:table-cell>
          <table:table-cell office:value-type="float" office:value="46.5">
            <text:p>46.5</text:p>
          </table:table-cell>
          <table:table-cell office:value-type="float" office:value="20.25632894379799">
            <text:p>20.25632894379799</text:p>
          </table:table-cell>
          <table:table-cell office:value-type="float" office:value="1.2344885444667142">
            <text:p>1.234488544466714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4:00:00">
            <text:p>Tue Jan  6 04:00:00 2015</text:p>
          </table:table-cell>
          <table:table-cell office:value-type="float" office:value="45.5">
            <text:p>45.5</text:p>
          </table:table-cell>
          <table:table-cell office:value-type="float" office:value="20.250779577863963">
            <text:p>20.250779577863963</text:p>
          </table:table-cell>
          <table:table-cell office:value-type="float" office:value="1.2323650711097687">
            <text:p>1.232365071109768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06T05:00:00">
            <text:p>Tue Jan  6 05:00:00 2015</text:p>
          </table:table-cell>
          <table:table-cell office:value-type="float" office:value="43.8333">
            <text:p>43.8333</text:p>
          </table:table-cell>
          <table:table-cell office:value-type="float" office:value="20.252751686285965">
            <text:p>20.252751686285965</text:p>
          </table:table-cell>
          <table:table-cell office:value-type="float" office:value="1.2330406889952554">
            <text:p>1.233040688995255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6:00:00">
            <text:p>Tue Jan  6 06:00:00 2015</text:p>
          </table:table-cell>
          <table:table-cell office:value-type="float" office:value="41.3333">
            <text:p>41.3333</text:p>
          </table:table-cell>
          <table:table-cell office:value-type="float" office:value="20.221768780439696">
            <text:p>20.221768780439696</text:p>
          </table:table-cell>
          <table:table-cell office:value-type="float" office:value="1.2173313857877812">
            <text:p>1.2173313857877812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06T07:00:00">
            <text:p>Tue Jan  6 07:00:00 2015</text:p>
          </table:table-cell>
          <table:table-cell office:value-type="float" office:value="40.5">
            <text:p>40.5</text:p>
          </table:table-cell>
          <table:table-cell office:value-type="float" office:value="20.02691449192522">
            <text:p>20.02691449192522</text:p>
          </table:table-cell>
          <table:table-cell office:value-type="float" office:value="1.1624949924516357">
            <text:p>1.162494992451635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06T08:00:00">
            <text:p>Tue Jan  6 08:00:00 2015</text:p>
          </table:table-cell>
          <table:table-cell office:value-type="float" office:value="40.0">
            <text:p>40.0</text:p>
          </table:table-cell>
          <table:table-cell office:value-type="float" office:value="19.775427585578168">
            <text:p>19.775427585578168</text:p>
          </table:table-cell>
          <table:table-cell office:value-type="float" office:value="1.0672384966180457">
            <text:p>1.067238496618045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6T09:00:00">
            <text:p>Tue Jan  6 09:00:00 2015</text:p>
          </table:table-cell>
          <table:table-cell office:value-type="float" office:value="39.8333">
            <text:p>39.8333</text:p>
          </table:table-cell>
          <table:table-cell office:value-type="float" office:value="19.17992311783378">
            <text:p>19.17992311783378</text:p>
          </table:table-cell>
          <table:table-cell office:value-type="float" office:value="1.1206682732353384">
            <text:p>1.120668273235338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6T10:00:00">
            <text:p>Tue Jan  6 10:00:00 2015</text:p>
          </table:table-cell>
          <table:table-cell office:value-type="float" office:value="40.8333">
            <text:p>40.8333</text:p>
          </table:table-cell>
          <table:table-cell office:value-type="float" office:value="19.197641001146817">
            <text:p>19.197641001146817</text:p>
          </table:table-cell>
          <table:table-cell office:value-type="float" office:value="0.9444228436307752">
            <text:p>0.944422843630775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06T11:00:00">
            <text:p>Tue Jan  6 11:00:00 2015</text:p>
          </table:table-cell>
          <table:table-cell office:value-type="float" office:value="40.0">
            <text:p>40.0</text:p>
          </table:table-cell>
          <table:table-cell office:value-type="float" office:value="19.116706375359783">
            <text:p>19.116706375359783</text:p>
          </table:table-cell>
          <table:table-cell office:value-type="float" office:value="0.7945505189724821">
            <text:p>0.794550518972482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06T12:00:00">
            <text:p>Tue Jan  6 12:00:00 2015</text:p>
          </table:table-cell>
          <table:table-cell office:value-type="float" office:value="38.5">
            <text:p>38.5</text:p>
          </table:table-cell>
          <table:table-cell office:value-type="float" office:value="19.15624989776959">
            <text:p>19.15624989776959</text:p>
          </table:table-cell>
          <table:table-cell office:value-type="float" office:value="0.6412944374768613">
            <text:p>0.64129443747686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06T13:00:00">
            <text:p>Tue Jan  6 13:00:00 2015</text:p>
          </table:table-cell>
          <table:table-cell office:value-type="float" office:value="38.0">
            <text:p>38.0</text:p>
          </table:table-cell>
          <table:table-cell office:value-type="float" office:value="19.333457071090795">
            <text:p>19.333457071090795</text:p>
          </table:table-cell>
          <table:table-cell office:value-type="float" office:value="0.5325927243030245">
            <text:p>0.532592724303024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6T15:00:00">
            <text:p>Tue Jan  6 15:00:00 2015</text:p>
          </table:table-cell>
          <table:table-cell office:value-type="float" office:value="35.5">
            <text:p>35.5</text:p>
          </table:table-cell>
          <table:table-cell office:value-type="float" office:value="19.218988346017287">
            <text:p>19.218988346017287</text:p>
          </table:table-cell>
          <table:table-cell office:value-type="float" office:value="0.5368163474299652">
            <text:p>0.536816347429965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43.5">
            <text:p>43.5</text:p>
          </table:table-cell>
          <table:table-cell office:value-type="float" office:value="15.90643140825856">
            <text:p>15.90643140825856</text:p>
          </table:table-cell>
          <table:table-cell office:value-type="float" office:value="0.1810588137478092">
            <text:p>0.181058813747809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01-07T04:00:00">
            <text:p>Wed Jan  7 04:00:00 2015</text:p>
          </table:table-cell>
          <table:table-cell office:value-type="float" office:value="45.0">
            <text:p>45.0</text:p>
          </table:table-cell>
          <table:table-cell office:value-type="float" office:value="16.224756355677187">
            <text:p>16.224756355677187</text:p>
          </table:table-cell>
          <table:table-cell office:value-type="float" office:value="0.20213968456701475">
            <text:p>0.2021396845670147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7T05:00:00">
            <text:p>Wed Jan  7 05:00:00 2015</text:p>
          </table:table-cell>
          <table:table-cell office:value-type="float" office:value="40.3333">
            <text:p>40.3333</text:p>
          </table:table-cell>
          <table:table-cell office:value-type="float" office:value="16.379245889066233">
            <text:p>16.379245889066233</text:p>
          </table:table-cell>
          <table:table-cell office:value-type="float" office:value="0.2235433113473333">
            <text:p>0.223543311347333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07T06:00:00">
            <text:p>Wed Jan  7 06:00:00 2015</text:p>
          </table:table-cell>
          <table:table-cell office:value-type="float" office:value="37.5">
            <text:p>37.5</text:p>
          </table:table-cell>
          <table:table-cell office:value-type="float" office:value="16.53507767506945">
            <text:p>16.53507767506945</text:p>
          </table:table-cell>
          <table:table-cell office:value-type="float" office:value="0.26284875689030673">
            <text:p>0.2628487568903067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07:00:00">
            <text:p>Wed Jan  7 07:00:00 2015</text:p>
          </table:table-cell>
          <table:table-cell office:value-type="float" office:value="37.5">
            <text:p>37.5</text:p>
          </table:table-cell>
          <table:table-cell office:value-type="float" office:value="16.765020354556565">
            <text:p>16.765020354556565</text:p>
          </table:table-cell>
          <table:table-cell office:value-type="float" office:value="0.3447081294656192">
            <text:p>0.3447081294656192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07T08:00:00">
            <text:p>Wed Jan  7 08:00:00 2015</text:p>
          </table:table-cell>
          <table:table-cell office:value-type="float" office:value="36.0">
            <text:p>36.0</text:p>
          </table:table-cell>
          <table:table-cell office:value-type="float" office:value="17.10082567918395">
            <text:p>17.10082567918395</text:p>
          </table:table-cell>
          <table:table-cell office:value-type="float" office:value="0.4723771068966488">
            <text:p>0.472377106896648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07T09:00:00">
            <text:p>Wed Jan  7 09:00:00 2015</text:p>
          </table:table-cell>
          <table:table-cell office:value-type="float" office:value="34.1667">
            <text:p>34.1667</text:p>
          </table:table-cell>
          <table:table-cell office:value-type="float" office:value="17.74367262086696">
            <text:p>17.74367262086696</text:p>
          </table:table-cell>
          <table:table-cell office:value-type="float" office:value="0.476997802521155">
            <text:p>0.47699780252115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01-07T10:00:00">
            <text:p>Wed Jan  7 10:00:00 2015</text:p>
          </table:table-cell>
          <table:table-cell office:value-type="float" office:value="33.8333">
            <text:p>33.8333</text:p>
          </table:table-cell>
          <table:table-cell office:value-type="float" office:value="17.2517949012743">
            <text:p>17.2517949012743</text:p>
          </table:table-cell>
          <table:table-cell office:value-type="float" office:value="0.6479928573095377">
            <text:p>0.647992857309537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7T11:00:00">
            <text:p>Wed Jan  7 11:00:00 2015</text:p>
          </table:table-cell>
          <table:table-cell office:value-type="float" office:value="31.6667">
            <text:p>31.6667</text:p>
          </table:table-cell>
          <table:table-cell office:value-type="float" office:value="16.723671967211146">
            <text:p>16.723671967211146</text:p>
          </table:table-cell>
          <table:table-cell office:value-type="float" office:value="0.8437560539670432">
            <text:p>0.843756053967043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12:00:00">
            <text:p>Wed Jan  7 12:00:00 2015</text:p>
          </table:table-cell>
          <table:table-cell office:value-type="float" office:value="28.8333">
            <text:p>28.8333</text:p>
          </table:table-cell>
          <table:table-cell office:value-type="float" office:value="15.982275690049693">
            <text:p>15.982275690049693</text:p>
          </table:table-cell>
          <table:table-cell office:value-type="float" office:value="1.0109655154546444">
            <text:p>1.010965515454644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7T13:00:00">
            <text:p>Wed Jan  7 13:00:00 2015</text:p>
          </table:table-cell>
          <table:table-cell office:value-type="float" office:value="26.5">
            <text:p>26.5</text:p>
          </table:table-cell>
          <table:table-cell office:value-type="float" office:value="15.329582157753162">
            <text:p>15.329582157753162</text:p>
          </table:table-cell>
          <table:table-cell office:value-type="float" office:value="1.0807377792958135">
            <text:p>1.080737779295813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1-07T14:00:00">
            <text:p>Wed Jan  7 14:00:00 2015</text:p>
          </table:table-cell>
          <table:table-cell office:value-type="float" office:value="26.8333">
            <text:p>26.8333</text:p>
          </table:table-cell>
          <table:table-cell office:value-type="float" office:value="15.180873564549104">
            <text:p>15.180873564549104</text:p>
          </table:table-cell>
          <table:table-cell office:value-type="float" office:value="1.0864798253782884">
            <text:p>1.086479825378288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26.3333">
            <text:p>26.3333</text:p>
          </table:table-cell>
          <table:table-cell office:value-type="float" office:value="16.727960807781276">
            <text:p>16.727960807781276</text:p>
          </table:table-cell>
          <table:table-cell office:value-type="float" office:value="1.28771040176974">
            <text:p>1.2877104017697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26.0">
            <text:p>26.0</text:p>
          </table:table-cell>
          <table:table-cell office:value-type="float" office:value="18.34589112297">
            <text:p>18.34589112297</text:p>
          </table:table-cell>
          <table:table-cell office:value-type="float" office:value="1.4159926173756812">
            <text:p>1.415992617375681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25.8333">
            <text:p>25.8333</text:p>
          </table:table-cell>
          <table:table-cell office:value-type="float" office:value="19.64460578156917">
            <text:p>19.64460578156917</text:p>
          </table:table-cell>
          <table:table-cell office:value-type="float" office:value="1.4639578182840682">
            <text:p>1.463957818284068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01-07T18:00:00">
            <text:p>Wed Jan  7 18:00:00 2015</text:p>
          </table:table-cell>
          <table:table-cell office:value-type="float" office:value="26.3333">
            <text:p>26.3333</text:p>
          </table:table-cell>
          <table:table-cell office:value-type="float" office:value="20.070211206141114">
            <text:p>20.070211206141114</text:p>
          </table:table-cell>
          <table:table-cell office:value-type="float" office:value="1.409190809256093">
            <text:p>1.40919080925609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08T02:00:00">
            <text:p>Thu Jan  8 02:00:00 2015</text:p>
          </table:table-cell>
          <table:table-cell office:value-type="float" office:value="40.1667">
            <text:p>40.1667</text:p>
          </table:table-cell>
          <table:table-cell office:value-type="float" office:value="19.54012647486948">
            <text:p>19.54012647486948</text:p>
          </table:table-cell>
          <table:table-cell office:value-type="float" office:value="1.0109594529013348">
            <text:p>1.010959452901334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8T03:00:00">
            <text:p>Thu Jan  8 03:00:00 2015</text:p>
          </table:table-cell>
          <table:table-cell office:value-type="float" office:value="37.6667">
            <text:p>37.6667</text:p>
          </table:table-cell>
          <table:table-cell office:value-type="float" office:value="19.425134054940045">
            <text:p>19.425134054940045</text:p>
          </table:table-cell>
          <table:table-cell office:value-type="float" office:value="0.9901521655489834">
            <text:p>0.990152165548983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08T04:00:00">
            <text:p>Thu Jan  8 04:00:00 2015</text:p>
          </table:table-cell>
          <table:table-cell office:value-type="float" office:value="42.6667">
            <text:p>42.6667</text:p>
          </table:table-cell>
          <table:table-cell office:value-type="float" office:value="19.32671605897024">
            <text:p>19.32671605897024</text:p>
          </table:table-cell>
          <table:table-cell office:value-type="float" office:value="0.9949254027722544">
            <text:p>0.994925402772254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08T05:00:00">
            <text:p>Thu Jan  8 05:00:00 2015</text:p>
          </table:table-cell>
          <table:table-cell office:value-type="float" office:value="46.0">
            <text:p>46.0</text:p>
          </table:table-cell>
          <table:table-cell office:value-type="float" office:value="19.588051685694765">
            <text:p>19.588051685694765</text:p>
          </table:table-cell>
          <table:table-cell office:value-type="float" office:value="0.9719603014591819">
            <text:p>0.97196030145918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45.5">
            <text:p>45.5</text:p>
          </table:table-cell>
          <table:table-cell office:value-type="float" office:value="19.903349874650594">
            <text:p>19.903349874650594</text:p>
          </table:table-cell>
          <table:table-cell office:value-type="float" office:value="0.9503220921478397">
            <text:p>0.950322092147839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8T07:00:00">
            <text:p>Thu Jan  8 07:00:00 2015</text:p>
          </table:table-cell>
          <table:table-cell office:value-type="float" office:value="41.5">
            <text:p>41.5</text:p>
          </table:table-cell>
          <table:table-cell office:value-type="float" office:value="20.120914438140147">
            <text:p>20.120914438140147</text:p>
          </table:table-cell>
          <table:table-cell office:value-type="float" office:value="0.9360570752404239">
            <text:p>0.936057075240423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8:00:00">
            <text:p>Thu Jan  8 08:00:00 2015</text:p>
          </table:table-cell>
          <table:table-cell office:value-type="float" office:value="40.0">
            <text:p>40.0</text:p>
          </table:table-cell>
          <table:table-cell office:value-type="float" office:value="20.202770024616335">
            <text:p>20.202770024616335</text:p>
          </table:table-cell>
          <table:table-cell office:value-type="float" office:value="0.9257269302589666">
            <text:p>0.9257269302589666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08T09:00:00">
            <text:p>Thu Jan  8 09:00:00 2015</text:p>
          </table:table-cell>
          <table:table-cell office:value-type="float" office:value="39.1667">
            <text:p>39.1667</text:p>
          </table:table-cell>
          <table:table-cell office:value-type="float" office:value="20.27126022436075">
            <text:p>20.27126022436075</text:p>
          </table:table-cell>
          <table:table-cell office:value-type="float" office:value="0.9122906035950301">
            <text:p>0.912290603595030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8T10:00:00">
            <text:p>Thu Jan  8 10:00:00 2015</text:p>
          </table:table-cell>
          <table:table-cell office:value-type="float" office:value="42.3333">
            <text:p>42.3333</text:p>
          </table:table-cell>
          <table:table-cell office:value-type="float" office:value="20.27126022436075">
            <text:p>20.27126022436075</text:p>
          </table:table-cell>
          <table:table-cell office:value-type="float" office:value="0.9122906035950304">
            <text:p>0.912290603595030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8T11:00:00">
            <text:p>Thu Jan  8 11:00:00 2015</text:p>
          </table:table-cell>
          <table:table-cell office:value-type="float" office:value="39.0">
            <text:p>39.0</text:p>
          </table:table-cell>
          <table:table-cell office:value-type="float" office:value="20.308808004142254">
            <text:p>20.308808004142254</text:p>
          </table:table-cell>
          <table:table-cell office:value-type="float" office:value="0.9152735077977898">
            <text:p>0.915273507797789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8T12:00:00">
            <text:p>Thu Jan  8 12:00:00 2015</text:p>
          </table:table-cell>
          <table:table-cell office:value-type="float" office:value="36.0">
            <text:p>36.0</text:p>
          </table:table-cell>
          <table:table-cell office:value-type="float" office:value="20.299981427947174">
            <text:p>20.299981427947174</text:p>
          </table:table-cell>
          <table:table-cell office:value-type="float" office:value="0.8975613561476828">
            <text:p>0.897561356147682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01-08T13:00:00">
            <text:p>Thu Jan  8 13:00:00 2015</text:p>
          </table:table-cell>
          <table:table-cell office:value-type="float" office:value="32.5">
            <text:p>32.5</text:p>
          </table:table-cell>
          <table:table-cell office:value-type="float" office:value="20.316855864205074">
            <text:p>20.316855864205074</text:p>
          </table:table-cell>
          <table:table-cell office:value-type="float" office:value="0.8896759977305919">
            <text:p>0.889675997730591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08T14:00:00">
            <text:p>Thu Jan  8 14:00:00 2015</text:p>
          </table:table-cell>
          <table:table-cell office:value-type="float" office:value="33.0">
            <text:p>33.0</text:p>
          </table:table-cell>
          <table:table-cell office:value-type="float" office:value="20.502300609309504">
            <text:p>20.502300609309504</text:p>
          </table:table-cell>
          <table:table-cell office:value-type="float" office:value="0.8599356555998781">
            <text:p>0.859935655599878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8T15:00:00">
            <text:p>Thu Jan  8 15:00:00 2015</text:p>
          </table:table-cell>
          <table:table-cell office:value-type="float" office:value="33.5">
            <text:p>33.5</text:p>
          </table:table-cell>
          <table:table-cell office:value-type="float" office:value="20.167115609665732">
            <text:p>20.167115609665732</text:p>
          </table:table-cell>
          <table:table-cell office:value-type="float" office:value="0.8395943975161858">
            <text:p>0.839594397516185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1-08T16:00:00">
            <text:p>Thu Jan  8 16:00:00 2015</text:p>
          </table:table-cell>
          <table:table-cell office:value-type="float" office:value="32.0">
            <text:p>32.0</text:p>
          </table:table-cell>
          <table:table-cell office:value-type="float" office:value="20.377952369026914">
            <text:p>20.377952369026914</text:p>
          </table:table-cell>
          <table:table-cell office:value-type="float" office:value="0.8680133229948742">
            <text:p>0.868013322994874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08T17:00:00">
            <text:p>Thu Jan  8 17:00:00 2015</text:p>
          </table:table-cell>
          <table:table-cell office:value-type="float" office:value="32.0">
            <text:p>32.0</text:p>
          </table:table-cell>
          <table:table-cell office:value-type="float" office:value="20.69725684146515">
            <text:p>20.69725684146515</text:p>
          </table:table-cell>
          <table:table-cell office:value-type="float" office:value="0.9101205023804985">
            <text:p>0.910120502380498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08T18:00:00">
            <text:p>Thu Jan  8 18:00:00 2015</text:p>
          </table:table-cell>
          <table:table-cell office:value-type="float" office:value="32.6667">
            <text:p>32.6667</text:p>
          </table:table-cell>
          <table:table-cell office:value-type="float" office:value="21.473095438666913">
            <text:p>21.473095438666913</text:p>
          </table:table-cell>
          <table:table-cell office:value-type="float" office:value="0.9130951377800657">
            <text:p>0.913095137780065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36.8333">
            <text:p>36.8333</text:p>
          </table:table-cell>
          <table:table-cell office:value-type="float" office:value="21.00551741032252">
            <text:p>21.00551741032252</text:p>
          </table:table-cell>
          <table:table-cell office:value-type="float" office:value="0.6648622084224493">
            <text:p>0.664862208422449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03:00:00">
            <text:p>Fri Jan  9 03:00:00 2015</text:p>
          </table:table-cell>
          <table:table-cell office:value-type="float" office:value="40.1667">
            <text:p>40.1667</text:p>
          </table:table-cell>
          <table:table-cell office:value-type="float" office:value="21.380797164274227">
            <text:p>21.380797164274227</text:p>
          </table:table-cell>
          <table:table-cell office:value-type="float" office:value="0.6681289791595444">
            <text:p>0.668128979159544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9T04:00:00">
            <text:p>Fri Jan  9 04:00:00 2015</text:p>
          </table:table-cell>
          <table:table-cell office:value-type="float" office:value="34.8333">
            <text:p>34.8333</text:p>
          </table:table-cell>
          <table:table-cell office:value-type="float" office:value="21.18782352059786">
            <text:p>21.18782352059786</text:p>
          </table:table-cell>
          <table:table-cell office:value-type="float" office:value="0.5862279079317091">
            <text:p>0.586227907931709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09T05:00:00">
            <text:p>Fri Jan  9 05:00:00 2015</text:p>
          </table:table-cell>
          <table:table-cell office:value-type="float" office:value="30.1667">
            <text:p>30.1667</text:p>
          </table:table-cell>
          <table:table-cell office:value-type="float" office:value="20.809793978879412">
            <text:p>20.809793978879412</text:p>
          </table:table-cell>
          <table:table-cell office:value-type="float" office:value="0.4585623178862008">
            <text:p>0.458562317886200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9T06:00:00">
            <text:p>Fri Jan  9 06:00:00 2015</text:p>
          </table:table-cell>
          <table:table-cell office:value-type="float" office:value="33.3333">
            <text:p>33.3333</text:p>
          </table:table-cell>
          <table:table-cell office:value-type="float" office:value="20.326290258798522">
            <text:p>20.326290258798522</text:p>
          </table:table-cell>
          <table:table-cell office:value-type="float" office:value="0.4759543234093667">
            <text:p>0.475954323409366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09T07:00:00">
            <text:p>Fri Jan  9 07:00:00 2015</text:p>
          </table:table-cell>
          <table:table-cell office:value-type="float" office:value="34.8333">
            <text:p>34.8333</text:p>
          </table:table-cell>
          <table:table-cell office:value-type="float" office:value="19.92867642172121">
            <text:p>19.92867642172121</text:p>
          </table:table-cell>
          <table:table-cell office:value-type="float" office:value="0.5019015829304653">
            <text:p>0.501901582930465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09T08:00:00">
            <text:p>Fri Jan  9 08:00:00 2015</text:p>
          </table:table-cell>
          <table:table-cell office:value-type="float" office:value="34.5">
            <text:p>34.5</text:p>
          </table:table-cell>
          <table:table-cell office:value-type="float" office:value="19.494209335215405">
            <text:p>19.494209335215405</text:p>
          </table:table-cell>
          <table:table-cell office:value-type="float" office:value="0.5505961100057161">
            <text:p>0.550596110005716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1-09T09:00:00">
            <text:p>Fri Jan  9 09:00:00 2015</text:p>
          </table:table-cell>
          <table:table-cell office:value-type="float" office:value="29.1667">
            <text:p>29.1667</text:p>
          </table:table-cell>
          <table:table-cell office:value-type="float" office:value="19.036559343193787">
            <text:p>19.036559343193787</text:p>
          </table:table-cell>
          <table:table-cell office:value-type="float" office:value="0.6500531419686646">
            <text:p>0.650053141968664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09T10:00:00">
            <text:p>Fri Jan  9 10:00:00 2015</text:p>
          </table:table-cell>
          <table:table-cell office:value-type="float" office:value="28.1667">
            <text:p>28.1667</text:p>
          </table:table-cell>
          <table:table-cell office:value-type="float" office:value="18.928500660616724">
            <text:p>18.928500660616724</text:p>
          </table:table-cell>
          <table:table-cell office:value-type="float" office:value="0.6734486969873895">
            <text:p>0.67344869698738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9T11:00:00">
            <text:p>Fri Jan  9 11:00:00 2015</text:p>
          </table:table-cell>
          <table:table-cell office:value-type="float" office:value="26.8333">
            <text:p>26.8333</text:p>
          </table:table-cell>
          <table:table-cell office:value-type="float" office:value="18.65375378345858">
            <text:p>18.65375378345858</text:p>
          </table:table-cell>
          <table:table-cell office:value-type="float" office:value="0.6762049999692322">
            <text:p>0.676204999969232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9T12:00:00">
            <text:p>Fri Jan  9 12:00:00 2015</text:p>
          </table:table-cell>
          <table:table-cell office:value-type="float" office:value="23.1667">
            <text:p>23.1667</text:p>
          </table:table-cell>
          <table:table-cell office:value-type="float" office:value="18.599236045655513">
            <text:p>18.599236045655513</text:p>
          </table:table-cell>
          <table:table-cell office:value-type="float" office:value="0.6442256165825606">
            <text:p>0.644225616582560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13:00:00">
            <text:p>Fri Jan  9 13:00:00 2015</text:p>
          </table:table-cell>
          <table:table-cell office:value-type="float" office:value="22.0">
            <text:p>22.0</text:p>
          </table:table-cell>
          <table:table-cell office:value-type="float" office:value="18.64104822659089">
            <text:p>18.64104822659089</text:p>
          </table:table-cell>
          <table:table-cell office:value-type="float" office:value="0.6062864517170891">
            <text:p>0.606286451717089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9T14:00:00">
            <text:p>Fri Jan  9 14:00:00 2015</text:p>
          </table:table-cell>
          <table:table-cell office:value-type="float" office:value="22.8333">
            <text:p>22.8333</text:p>
          </table:table-cell>
          <table:table-cell office:value-type="float" office:value="18.63588632231489">
            <text:p>18.63588632231489</text:p>
          </table:table-cell>
          <table:table-cell office:value-type="float" office:value="0.6073647177577943">
            <text:p>0.607364717757794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09T15:00:00">
            <text:p>Fri Jan  9 15:00:00 2015</text:p>
          </table:table-cell>
          <table:table-cell office:value-type="float" office:value="22.3333">
            <text:p>22.3333</text:p>
          </table:table-cell>
          <table:table-cell office:value-type="float" office:value="18.37227929841153">
            <text:p>18.37227929841153</text:p>
          </table:table-cell>
          <table:table-cell office:value-type="float" office:value="0.610309840589596">
            <text:p>0.61030984058959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9T16:00:00">
            <text:p>Fri Jan  9 16:00:00 2015</text:p>
          </table:table-cell>
          <table:table-cell office:value-type="float" office:value="22.0">
            <text:p>22.0</text:p>
          </table:table-cell>
          <table:table-cell office:value-type="float" office:value="17.792485360015306">
            <text:p>17.792485360015306</text:p>
          </table:table-cell>
          <table:table-cell office:value-type="float" office:value="0.5288716716246418">
            <text:p>0.52887167162464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09T17:00:00">
            <text:p>Fri Jan  9 17:00:00 2015</text:p>
          </table:table-cell>
          <table:table-cell office:value-type="float" office:value="22.0">
            <text:p>22.0</text:p>
          </table:table-cell>
          <table:table-cell office:value-type="float" office:value="17.563942136265116">
            <text:p>17.563942136265116</text:p>
          </table:table-cell>
          <table:table-cell office:value-type="float" office:value="0.4787083844066529">
            <text:p>0.478708384406652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09T23:00:00">
            <text:p>Fri Jan  9 23:00:00 2015</text:p>
          </table:table-cell>
          <table:table-cell office:value-type="float" office:value="31.6667">
            <text:p>31.6667</text:p>
          </table:table-cell>
          <table:table-cell office:value-type="float" office:value="16.408853900045106">
            <text:p>16.408853900045106</text:p>
          </table:table-cell>
          <table:table-cell office:value-type="float" office:value="0.7200092285314059">
            <text:p>0.7200092285314059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0T02:00:00">
            <text:p>Sat Jan 10 02:00:00 2015</text:p>
          </table:table-cell>
          <table:table-cell office:value-type="float" office:value="28.8333">
            <text:p>28.8333</text:p>
          </table:table-cell>
          <table:table-cell office:value-type="float" office:value="15.51592507712828">
            <text:p>15.51592507712828</text:p>
          </table:table-cell>
          <table:table-cell office:value-type="float" office:value="0.8020712254119332">
            <text:p>0.80207122541193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0T03:00:00">
            <text:p>Sat Jan 10 03:00:00 2015</text:p>
          </table:table-cell>
          <table:table-cell office:value-type="float" office:value="28.3333">
            <text:p>28.3333</text:p>
          </table:table-cell>
          <table:table-cell office:value-type="float" office:value="15.564851830994002">
            <text:p>15.564851830994002</text:p>
          </table:table-cell>
          <table:table-cell office:value-type="float" office:value="0.8216666747606028">
            <text:p>0.821666674760602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0T04:00:00">
            <text:p>Sat Jan 10 04:00:00 2015</text:p>
          </table:table-cell>
          <table:table-cell office:value-type="float" office:value="27.5">
            <text:p>27.5</text:p>
          </table:table-cell>
          <table:table-cell office:value-type="float" office:value="15.681362605750355">
            <text:p>15.681362605750355</text:p>
          </table:table-cell>
          <table:table-cell office:value-type="float" office:value="0.8871226928912724">
            <text:p>0.88712269289127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0T05:00:00">
            <text:p>Sat Jan 10 05:00:00 2015</text:p>
          </table:table-cell>
          <table:table-cell office:value-type="float" office:value="28.6667">
            <text:p>28.6667</text:p>
          </table:table-cell>
          <table:table-cell office:value-type="float" office:value="15.723998229162538">
            <text:p>15.723998229162538</text:p>
          </table:table-cell>
          <table:table-cell office:value-type="float" office:value="1.046691326196471">
            <text:p>1.04669132619647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10T06:00:00">
            <text:p>Sat Jan 10 06:00:00 2015</text:p>
          </table:table-cell>
          <table:table-cell office:value-type="float" office:value="33.6667">
            <text:p>33.6667</text:p>
          </table:table-cell>
          <table:table-cell office:value-type="float" office:value="15.988674632573659">
            <text:p>15.988674632573659</text:p>
          </table:table-cell>
          <table:table-cell office:value-type="float" office:value="1.0093596465467631">
            <text:p>1.009359646546763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10T07:00:00">
            <text:p>Sat Jan 10 07:00:00 2015</text:p>
          </table:table-cell>
          <table:table-cell office:value-type="float" office:value="32.5">
            <text:p>32.5</text:p>
          </table:table-cell>
          <table:table-cell office:value-type="float" office:value="16.147259866875427">
            <text:p>16.147259866875427</text:p>
          </table:table-cell>
          <table:table-cell office:value-type="float" office:value="0.9866894882806946">
            <text:p>0.986689488280694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10T08:00:00">
            <text:p>Sat Jan 10 08:00:00 2015</text:p>
          </table:table-cell>
          <table:table-cell office:value-type="float" office:value="31.3333">
            <text:p>31.3333</text:p>
          </table:table-cell>
          <table:table-cell office:value-type="float" office:value="16.32273775920063">
            <text:p>16.32273775920063</text:p>
          </table:table-cell>
          <table:table-cell office:value-type="float" office:value="0.955734067001795">
            <text:p>0.95573406700179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0T09:00:00">
            <text:p>Sat Jan 10 09:00:00 2015</text:p>
          </table:table-cell>
          <table:table-cell office:value-type="float" office:value="31.1667">
            <text:p>31.1667</text:p>
          </table:table-cell>
          <table:table-cell office:value-type="float" office:value="16.313865498057034">
            <text:p>16.313865498057034</text:p>
          </table:table-cell>
          <table:table-cell office:value-type="float" office:value="0.9580800540946514">
            <text:p>0.95808005409465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1-10T10:00:00">
            <text:p>Sat Jan 10 10:00:00 2015</text:p>
          </table:table-cell>
          <table:table-cell office:value-type="float" office:value="26.1667">
            <text:p>26.1667</text:p>
          </table:table-cell>
          <table:table-cell office:value-type="float" office:value="16.043838381785434">
            <text:p>16.043838381785434</text:p>
          </table:table-cell>
          <table:table-cell office:value-type="float" office:value="1.0268362743302366">
            <text:p>1.0268362743302366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0T11:00:00">
            <text:p>Sat Jan 10 11:00:00 2015</text:p>
          </table:table-cell>
          <table:table-cell office:value-type="float" office:value="26.1667">
            <text:p>26.1667</text:p>
          </table:table-cell>
          <table:table-cell office:value-type="float" office:value="16.242578640425805">
            <text:p>16.242578640425805</text:p>
          </table:table-cell>
          <table:table-cell office:value-type="float" office:value="1.0283560168138455">
            <text:p>1.028356016813845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0T12:00:00">
            <text:p>Sat Jan 10 12:00:00 2015</text:p>
          </table:table-cell>
          <table:table-cell office:value-type="float" office:value="21.8333">
            <text:p>21.8333</text:p>
          </table:table-cell>
          <table:table-cell office:value-type="float" office:value="16.257443355376047">
            <text:p>16.257443355376047</text:p>
          </table:table-cell>
          <table:table-cell office:value-type="float" office:value="1.0121967157476868">
            <text:p>1.012196715747686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10T13:00:00">
            <text:p>Sat Jan 10 13:00:00 2015</text:p>
          </table:table-cell>
          <table:table-cell office:value-type="float" office:value="21.0">
            <text:p>21.0</text:p>
          </table:table-cell>
          <table:table-cell office:value-type="float" office:value="16.34553029758519">
            <text:p>16.34553029758519</text:p>
          </table:table-cell>
          <table:table-cell office:value-type="float" office:value="0.985014528504699">
            <text:p>0.98501452850469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21.5">
            <text:p>21.5</text:p>
          </table:table-cell>
          <table:table-cell office:value-type="float" office:value="16.44262553919899">
            <text:p>16.44262553919899</text:p>
          </table:table-cell>
          <table:table-cell office:value-type="float" office:value="0.9726517316867055">
            <text:p>0.972651731686705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1-10T15:00:00">
            <text:p>Sat Jan 10 15:00:00 2015</text:p>
          </table:table-cell>
          <table:table-cell office:value-type="float" office:value="25.0">
            <text:p>25.0</text:p>
          </table:table-cell>
          <table:table-cell office:value-type="float" office:value="17.050657184031742">
            <text:p>17.050657184031742</text:p>
          </table:table-cell>
          <table:table-cell office:value-type="float" office:value="1.0033236551177935">
            <text:p>1.003323655117793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24.8333">
            <text:p>24.8333</text:p>
          </table:table-cell>
          <table:table-cell office:value-type="float" office:value="17.52210975523475">
            <text:p>17.52210975523475</text:p>
          </table:table-cell>
          <table:table-cell office:value-type="float" office:value="1.058673776465199">
            <text:p>1.05867377646519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25.0">
            <text:p>25.0</text:p>
          </table:table-cell>
          <table:table-cell office:value-type="float" office:value="18.265198306163015">
            <text:p>18.265198306163015</text:p>
          </table:table-cell>
          <table:table-cell office:value-type="float" office:value="0.9248086314406967">
            <text:p>0.924808631440696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1T03:00:00">
            <text:p>Sun Jan 11 03:00:00 2015</text:p>
          </table:table-cell>
          <table:table-cell office:value-type="float" office:value="34.3333">
            <text:p>34.3333</text:p>
          </table:table-cell>
          <table:table-cell office:value-type="float" office:value="19.05810927947058">
            <text:p>19.05810927947058</text:p>
          </table:table-cell>
          <table:table-cell office:value-type="float" office:value="0.932979296720204">
            <text:p>0.93297929672020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1T04:00:00">
            <text:p>Sun Jan 11 04:00:00 2015</text:p>
          </table:table-cell>
          <table:table-cell office:value-type="float" office:value="37.0">
            <text:p>37.0</text:p>
          </table:table-cell>
          <table:table-cell office:value-type="float" office:value="19.061076187966883">
            <text:p>19.061076187966883</text:p>
          </table:table-cell>
          <table:table-cell office:value-type="float" office:value="0.9335275917266145">
            <text:p>0.933527591726614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11T05:00:00">
            <text:p>Sun Jan 11 05:00:00 2015</text:p>
          </table:table-cell>
          <table:table-cell office:value-type="float" office:value="43.1667">
            <text:p>43.1667</text:p>
          </table:table-cell>
          <table:table-cell office:value-type="float" office:value="19.01825845683172">
            <text:p>19.01825845683172</text:p>
          </table:table-cell>
          <table:table-cell office:value-type="float" office:value="0.9322410776302946">
            <text:p>0.932241077630294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1-11T06:00:00">
            <text:p>Sun Jan 11 06:00:00 2015</text:p>
          </table:table-cell>
          <table:table-cell office:value-type="float" office:value="47.0">
            <text:p>47.0</text:p>
          </table:table-cell>
          <table:table-cell office:value-type="float" office:value="18.956611694418676">
            <text:p>18.956611694418676</text:p>
          </table:table-cell>
          <table:table-cell office:value-type="float" office:value="0.9384287200503872">
            <text:p>0.938428720050387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11T07:00:00">
            <text:p>Sun Jan 11 07:00:00 2015</text:p>
          </table:table-cell>
          <table:table-cell office:value-type="float" office:value="46.5">
            <text:p>46.5</text:p>
          </table:table-cell>
          <table:table-cell office:value-type="float" office:value="18.969235259046247">
            <text:p>18.969235259046247</text:p>
          </table:table-cell>
          <table:table-cell office:value-type="float" office:value="0.9370561232005898">
            <text:p>0.937056123200589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1-11T08:00:00">
            <text:p>Sun Jan 11 08:00:00 2015</text:p>
          </table:table-cell>
          <table:table-cell office:value-type="float" office:value="45.6667">
            <text:p>45.6667</text:p>
          </table:table-cell>
          <table:table-cell office:value-type="float" office:value="18.962320672173266">
            <text:p>18.962320672173266</text:p>
          </table:table-cell>
          <table:table-cell office:value-type="float" office:value="0.9380213095517329">
            <text:p>0.93802130955173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1T09:00:00">
            <text:p>Sun Jan 11 09:00:00 2015</text:p>
          </table:table-cell>
          <table:table-cell office:value-type="float" office:value="48.3333">
            <text:p>48.3333</text:p>
          </table:table-cell>
          <table:table-cell office:value-type="float" office:value="18.97012675282537">
            <text:p>18.97012675282537</text:p>
          </table:table-cell>
          <table:table-cell office:value-type="float" office:value="0.9366117750197743">
            <text:p>0.936611775019774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1T10:00:00">
            <text:p>Sun Jan 11 10:00:00 2015</text:p>
          </table:table-cell>
          <table:table-cell office:value-type="float" office:value="41.5">
            <text:p>41.5</text:p>
          </table:table-cell>
          <table:table-cell office:value-type="float" office:value="19.009017929431522">
            <text:p>19.009017929431522</text:p>
          </table:table-cell>
          <table:table-cell office:value-type="float" office:value="0.9320549288316341">
            <text:p>0.932054928831634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11T11:00:00">
            <text:p>Sun Jan 11 11:00:00 2015</text:p>
          </table:table-cell>
          <table:table-cell office:value-type="float" office:value="37.8333">
            <text:p>37.8333</text:p>
          </table:table-cell>
          <table:table-cell office:value-type="float" office:value="18.932497263100785">
            <text:p>18.932497263100785</text:p>
          </table:table-cell>
          <table:table-cell office:value-type="float" office:value="0.9329165044352773">
            <text:p>0.9329165044352773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1T12:00:00">
            <text:p>Sun Jan 11 12:00:00 2015</text:p>
          </table:table-cell>
          <table:table-cell office:value-type="float" office:value="34.3333">
            <text:p>34.3333</text:p>
          </table:table-cell>
          <table:table-cell office:value-type="float" office:value="18.92110682478074">
            <text:p>18.92110682478074</text:p>
          </table:table-cell>
          <table:table-cell office:value-type="float" office:value="0.9750575051077573">
            <text:p>0.975057505107757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11T13:00:00">
            <text:p>Sun Jan 11 13:00:00 2015</text:p>
          </table:table-cell>
          <table:table-cell office:value-type="float" office:value="31.0">
            <text:p>31.0</text:p>
          </table:table-cell>
          <table:table-cell office:value-type="float" office:value="18.951656684402554">
            <text:p>18.951656684402554</text:p>
          </table:table-cell>
          <table:table-cell office:value-type="float" office:value="0.9668686540579166">
            <text:p>0.966868654057916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11T14:00:00">
            <text:p>Sun Jan 11 14:00:00 2015</text:p>
          </table:table-cell>
          <table:table-cell office:value-type="float" office:value="30.0">
            <text:p>30.0</text:p>
          </table:table-cell>
          <table:table-cell office:value-type="float" office:value="19.535577923144015">
            <text:p>19.535577923144015</text:p>
          </table:table-cell>
          <table:table-cell office:value-type="float" office:value="0.9319092400320886">
            <text:p>0.931909240032088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31.5">
            <text:p>31.5</text:p>
          </table:table-cell>
          <table:table-cell office:value-type="float" office:value="20.069902811755593">
            <text:p>20.069902811755593</text:p>
          </table:table-cell>
          <table:table-cell office:value-type="float" office:value="0.9672576766745272">
            <text:p>0.967257676674527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31.8333">
            <text:p>31.8333</text:p>
          </table:table-cell>
          <table:table-cell office:value-type="float" office:value="20.571438357284016">
            <text:p>20.571438357284016</text:p>
          </table:table-cell>
          <table:table-cell office:value-type="float" office:value="1.0147164638047261">
            <text:p>1.014716463804726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31.1667">
            <text:p>31.1667</text:p>
          </table:table-cell>
          <table:table-cell office:value-type="float" office:value="21.712432558728164">
            <text:p>21.712432558728164</text:p>
          </table:table-cell>
          <table:table-cell office:value-type="float" office:value="1.0929744419984342">
            <text:p>1.092974441998434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12T00:00:00">
            <text:p>Mon Jan 12 00:00:00 2015</text:p>
          </table:table-cell>
          <table:table-cell office:value-type="float" office:value="43.8333">
            <text:p>43.8333</text:p>
          </table:table-cell>
          <table:table-cell office:value-type="float" office:value="22.015022079993255">
            <text:p>22.015022079993255</text:p>
          </table:table-cell>
          <table:table-cell office:value-type="float" office:value="1.0918565526782265">
            <text:p>1.0918565526782265</text:p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12T01:00:00">
            <text:p>Mon Jan 12 01:00:00 2015</text:p>
          </table:table-cell>
          <table:table-cell office:value-type="float" office:value="47.3333">
            <text:p>47.3333</text:p>
          </table:table-cell>
          <table:table-cell office:value-type="float" office:value="21.821893625107084">
            <text:p>21.821893625107084</text:p>
          </table:table-cell>
          <table:table-cell office:value-type="float" office:value="1.0721775722998501">
            <text:p>1.072177572299850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2:00:00">
            <text:p>Mon Jan 12 02:00:00 2015</text:p>
          </table:table-cell>
          <table:table-cell office:value-type="float" office:value="46.0">
            <text:p>46.0</text:p>
          </table:table-cell>
          <table:table-cell office:value-type="float" office:value="21.47084168901547">
            <text:p>21.47084168901547</text:p>
          </table:table-cell>
          <table:table-cell office:value-type="float" office:value="1.0646628919598606">
            <text:p>1.064662891959860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2T03:00:00">
            <text:p>Mon Jan 12 03:00:00 2015</text:p>
          </table:table-cell>
          <table:table-cell office:value-type="float" office:value="46.8333">
            <text:p>46.8333</text:p>
          </table:table-cell>
          <table:table-cell office:value-type="float" office:value="21.404352333416337">
            <text:p>21.404352333416337</text:p>
          </table:table-cell>
          <table:table-cell office:value-type="float" office:value="1.0542536461513672">
            <text:p>1.054253646151367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2T04:00:00">
            <text:p>Mon Jan 12 04:00:00 2015</text:p>
          </table:table-cell>
          <table:table-cell office:value-type="float" office:value="45.3333">
            <text:p>45.3333</text:p>
          </table:table-cell>
          <table:table-cell office:value-type="float" office:value="21.326995230558744">
            <text:p>21.326995230558744</text:p>
          </table:table-cell>
          <table:table-cell office:value-type="float" office:value="1.0404864799488047">
            <text:p>1.040486479948804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5:00:00">
            <text:p>Mon Jan 12 05:00:00 2015</text:p>
          </table:table-cell>
          <table:table-cell office:value-type="float" office:value="40.8333">
            <text:p>40.8333</text:p>
          </table:table-cell>
          <table:table-cell office:value-type="float" office:value="21.204377355692166">
            <text:p>21.204377355692166</text:p>
          </table:table-cell>
          <table:table-cell office:value-type="float" office:value="1.0303594839445087">
            <text:p>1.030359483944508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12T06:00:00">
            <text:p>Mon Jan 12 06:00:00 2015</text:p>
          </table:table-cell>
          <table:table-cell office:value-type="float" office:value="40.1667">
            <text:p>40.1667</text:p>
          </table:table-cell>
          <table:table-cell office:value-type="float" office:value="20.937771828713924">
            <text:p>20.937771828713924</text:p>
          </table:table-cell>
          <table:table-cell office:value-type="float" office:value="1.0359050887566215">
            <text:p>1.03590508875662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2T07:00:00">
            <text:p>Mon Jan 12 07:00:00 2015</text:p>
          </table:table-cell>
          <table:table-cell office:value-type="float" office:value="40.8333">
            <text:p>40.8333</text:p>
          </table:table-cell>
          <table:table-cell office:value-type="float" office:value="20.760717382416985">
            <text:p>20.760717382416985</text:p>
          </table:table-cell>
          <table:table-cell office:value-type="float" office:value="1.0544820094159024">
            <text:p>1.054482009415902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12T08:00:00">
            <text:p>Mon Jan 12 08:00:00 2015</text:p>
          </table:table-cell>
          <table:table-cell office:value-type="float" office:value="39.5">
            <text:p>39.5</text:p>
          </table:table-cell>
          <table:table-cell office:value-type="float" office:value="20.878783511174777">
            <text:p>20.878783511174777</text:p>
          </table:table-cell>
          <table:table-cell office:value-type="float" office:value="1.0329211626145496">
            <text:p>1.032921162614549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2T09:00:00">
            <text:p>Mon Jan 12 09:00:00 2015</text:p>
          </table:table-cell>
          <table:table-cell office:value-type="float" office:value="41.1667">
            <text:p>41.1667</text:p>
          </table:table-cell>
          <table:table-cell office:value-type="float" office:value="21.19953174521838">
            <text:p>21.19953174521838</text:p>
          </table:table-cell>
          <table:table-cell office:value-type="float" office:value="0.9617768538854866">
            <text:p>0.96177685388548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2T10:00:00">
            <text:p>Mon Jan 12 10:00:00 2015</text:p>
          </table:table-cell>
          <table:table-cell office:value-type="float" office:value="37.3333">
            <text:p>37.3333</text:p>
          </table:table-cell>
          <table:table-cell office:value-type="float" office:value="21.220859709168995">
            <text:p>21.220859709168995</text:p>
          </table:table-cell>
          <table:table-cell office:value-type="float" office:value="0.9588656630263291">
            <text:p>0.958865663026329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2T11:00:00">
            <text:p>Mon Jan 12 11:00:00 2015</text:p>
          </table:table-cell>
          <table:table-cell office:value-type="float" office:value="36.6667">
            <text:p>36.6667</text:p>
          </table:table-cell>
          <table:table-cell office:value-type="float" office:value="21.352658181919953">
            <text:p>21.352658181919953</text:p>
          </table:table-cell>
          <table:table-cell office:value-type="float" office:value="0.9513147452337042">
            <text:p>0.951314745233704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2T12:00:00">
            <text:p>Mon Jan 12 12:00:00 2015</text:p>
          </table:table-cell>
          <table:table-cell office:value-type="float" office:value="37.3333">
            <text:p>37.3333</text:p>
          </table:table-cell>
          <table:table-cell office:value-type="float" office:value="21.621971244080335">
            <text:p>21.621971244080335</text:p>
          </table:table-cell>
          <table:table-cell office:value-type="float" office:value="0.9706126559053206">
            <text:p>0.9706126559053206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2T13:00:00">
            <text:p>Mon Jan 12 13:00:00 2015</text:p>
          </table:table-cell>
          <table:table-cell office:value-type="float" office:value="37.0">
            <text:p>37.0</text:p>
          </table:table-cell>
          <table:table-cell office:value-type="float" office:value="21.519211842959205">
            <text:p>21.519211842959205</text:p>
          </table:table-cell>
          <table:table-cell office:value-type="float" office:value="1.0875223081259326">
            <text:p>1.087522308125932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2T14:00:00">
            <text:p>Mon Jan 12 14:00:00 2015</text:p>
          </table:table-cell>
          <table:table-cell office:value-type="float" office:value="39.5">
            <text:p>39.5</text:p>
          </table:table-cell>
          <table:table-cell office:value-type="float" office:value="20.75444225485189">
            <text:p>20.75444225485189</text:p>
          </table:table-cell>
          <table:table-cell office:value-type="float" office:value="1.231504877316721">
            <text:p>1.23150487731672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2T15:00:00">
            <text:p>Mon Jan 12 15:00:00 2015</text:p>
          </table:table-cell>
          <table:table-cell office:value-type="float" office:value="32.3333">
            <text:p>32.3333</text:p>
          </table:table-cell>
          <table:table-cell office:value-type="float" office:value="19.686504852562873">
            <text:p>19.686504852562873</text:p>
          </table:table-cell>
          <table:table-cell office:value-type="float" office:value="1.2661071417724592">
            <text:p>1.266107141772459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2T16:00:00">
            <text:p>Mon Jan 12 16:00:00 2015</text:p>
          </table:table-cell>
          <table:table-cell office:value-type="float" office:value="32.1667">
            <text:p>32.1667</text:p>
          </table:table-cell>
          <table:table-cell office:value-type="float" office:value="18.94147347043028">
            <text:p>18.94147347043028</text:p>
          </table:table-cell>
          <table:table-cell office:value-type="float" office:value="1.2076373754841523">
            <text:p>1.207637375484152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31.6667">
            <text:p>31.6667</text:p>
          </table:table-cell>
          <table:table-cell office:value-type="float" office:value="18.492443105048608">
            <text:p>18.492443105048608</text:p>
          </table:table-cell>
          <table:table-cell office:value-type="float" office:value="1.1273237723921343">
            <text:p>1.127323772392134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31.5">
            <text:p>31.5</text:p>
          </table:table-cell>
          <table:table-cell office:value-type="float" office:value="17.856443682859418">
            <text:p>17.856443682859418</text:p>
          </table:table-cell>
          <table:table-cell office:value-type="float" office:value="1.1048958995496132">
            <text:p>1.104895899549613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3T02:00:00">
            <text:p>Tue Jan 13 02:00:00 2015</text:p>
          </table:table-cell>
          <table:table-cell office:value-type="float" office:value="41.6667">
            <text:p>41.6667</text:p>
          </table:table-cell>
          <table:table-cell office:value-type="float" office:value="19.795024548120818">
            <text:p>19.795024548120818</text:p>
          </table:table-cell>
          <table:table-cell office:value-type="float" office:value="0.9581037080938049">
            <text:p>0.958103708093804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3T03:00:00">
            <text:p>Tue Jan 13 03:00:00 2015</text:p>
          </table:table-cell>
          <table:table-cell office:value-type="float" office:value="39.3333">
            <text:p>39.3333</text:p>
          </table:table-cell>
          <table:table-cell office:value-type="float" office:value="19.803421905404615">
            <text:p>19.803421905404615</text:p>
          </table:table-cell>
          <table:table-cell office:value-type="float" office:value="0.9249777749623067">
            <text:p>0.924977774962306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13T04:00:00">
            <text:p>Tue Jan 13 04:00:00 2015</text:p>
          </table:table-cell>
          <table:table-cell office:value-type="float" office:value="39.3333">
            <text:p>39.3333</text:p>
          </table:table-cell>
          <table:table-cell office:value-type="float" office:value="19.802995042208142">
            <text:p>19.802995042208142</text:p>
          </table:table-cell>
          <table:table-cell office:value-type="float" office:value="0.9204487681131908">
            <text:p>0.920448768113190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3T05:00:00">
            <text:p>Tue Jan 13 05:00:00 2015</text:p>
          </table:table-cell>
          <table:table-cell office:value-type="float" office:value="37.3333">
            <text:p>37.3333</text:p>
          </table:table-cell>
          <table:table-cell office:value-type="float" office:value="19.804555092610162">
            <text:p>19.804555092610162</text:p>
          </table:table-cell>
          <table:table-cell office:value-type="float" office:value="0.9224982059281914">
            <text:p>0.922498205928191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3T06:00:00">
            <text:p>Tue Jan 13 06:00:00 2015</text:p>
          </table:table-cell>
          <table:table-cell office:value-type="float" office:value="35.8333">
            <text:p>35.8333</text:p>
          </table:table-cell>
          <table:table-cell office:value-type="float" office:value="19.836802726552357">
            <text:p>19.836802726552357</text:p>
          </table:table-cell>
          <table:table-cell office:value-type="float" office:value="0.938447717410332">
            <text:p>0.93844771741033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3T07:00:00">
            <text:p>Tue Jan 13 07:00:00 2015</text:p>
          </table:table-cell>
          <table:table-cell office:value-type="float" office:value="37.0">
            <text:p>37.0</text:p>
          </table:table-cell>
          <table:table-cell office:value-type="float" office:value="19.91402643195468">
            <text:p>19.91402643195468</text:p>
          </table:table-cell>
          <table:table-cell office:value-type="float" office:value="0.9435184228499546">
            <text:p>0.943518422849954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3T08:00:00">
            <text:p>Tue Jan 13 08:00:00 2015</text:p>
          </table:table-cell>
          <table:table-cell office:value-type="float" office:value="35.5">
            <text:p>35.5</text:p>
          </table:table-cell>
          <table:table-cell office:value-type="float" office:value="19.895152430129734">
            <text:p>19.895152430129734</text:p>
          </table:table-cell>
          <table:table-cell office:value-type="float" office:value="0.9454742357665646">
            <text:p>0.945474235766564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09:00:00">
            <text:p>Tue Jan 13 09:00:00 2015</text:p>
          </table:table-cell>
          <table:table-cell office:value-type="float" office:value="32.3333">
            <text:p>32.3333</text:p>
          </table:table-cell>
          <table:table-cell office:value-type="float" office:value="19.895152430129734">
            <text:p>19.895152430129734</text:p>
          </table:table-cell>
          <table:table-cell office:value-type="float" office:value="0.945474235766565">
            <text:p>0.94547423576656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3T10:00:00">
            <text:p>Tue Jan 13 10:00:00 2015</text:p>
          </table:table-cell>
          <table:table-cell office:value-type="float" office:value="31.8333">
            <text:p>31.8333</text:p>
          </table:table-cell>
          <table:table-cell office:value-type="float" office:value="19.964961762776095">
            <text:p>19.964961762776095</text:p>
          </table:table-cell>
          <table:table-cell office:value-type="float" office:value="0.9400370293874613">
            <text:p>0.9400370293874613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11:00:00">
            <text:p>Tue Jan 13 11:00:00 2015</text:p>
          </table:table-cell>
          <table:table-cell office:value-type="float" office:value="30.1667">
            <text:p>30.1667</text:p>
          </table:table-cell>
          <table:table-cell office:value-type="float" office:value="19.901868399265076">
            <text:p>19.901868399265076</text:p>
          </table:table-cell>
          <table:table-cell office:value-type="float" office:value="0.9363684088552857">
            <text:p>0.936368408855285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5-01-13T12:00:00">
            <text:p>Tue Jan 13 12:00:00 2015</text:p>
          </table:table-cell>
          <table:table-cell office:value-type="float" office:value="28.3333">
            <text:p>28.3333</text:p>
          </table:table-cell>
          <table:table-cell office:value-type="float" office:value="19.77350614153929">
            <text:p>19.77350614153929</text:p>
          </table:table-cell>
          <table:table-cell office:value-type="float" office:value="0.911727161487703">
            <text:p>0.91172716148770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5-01-13T13:00:00">
            <text:p>Tue Jan 13 13:00:00 2015</text:p>
          </table:table-cell>
          <table:table-cell office:value-type="float" office:value="27.1667">
            <text:p>27.1667</text:p>
          </table:table-cell>
          <table:table-cell office:value-type="float" office:value="19.92884108737921">
            <text:p>19.92884108737921</text:p>
          </table:table-cell>
          <table:table-cell office:value-type="float" office:value="0.8092946371551063">
            <text:p>0.809294637155106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13T14:00:00">
            <text:p>Tue Jan 13 14:00:00 2015</text:p>
          </table:table-cell>
          <table:table-cell office:value-type="float" office:value="27.3333">
            <text:p>27.3333</text:p>
          </table:table-cell>
          <table:table-cell office:value-type="float" office:value="20.43944050163799">
            <text:p>20.43944050163799</text:p>
          </table:table-cell>
          <table:table-cell office:value-type="float" office:value="0.7368929741703603">
            <text:p>0.736892974170360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13T15:00:00">
            <text:p>Tue Jan 13 15:00:00 2015</text:p>
          </table:table-cell>
          <table:table-cell office:value-type="float" office:value="27.0">
            <text:p>27.0</text:p>
          </table:table-cell>
          <table:table-cell office:value-type="float" office:value="21.27278635137592">
            <text:p>21.27278635137592</text:p>
          </table:table-cell>
          <table:table-cell office:value-type="float" office:value="0.76118665528952">
            <text:p>0.76118665528952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27.3333">
            <text:p>27.3333</text:p>
          </table:table-cell>
          <table:table-cell office:value-type="float" office:value="22.054825941354864">
            <text:p>22.054825941354864</text:p>
          </table:table-cell>
          <table:table-cell office:value-type="float" office:value="0.8393025960256172">
            <text:p>0.839302596025617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1-14T00:00:00">
            <text:p>Wed Jan 14 00:00:00 2015</text:p>
          </table:table-cell>
          <table:table-cell office:value-type="float" office:value="35.5">
            <text:p>35.5</text:p>
          </table:table-cell>
          <table:table-cell office:value-type="float" office:value="21.236021604993553">
            <text:p>21.236021604993553</text:p>
          </table:table-cell>
          <table:table-cell office:value-type="float" office:value="0.967779089360962">
            <text:p>0.967779089360962</text:p>
          </table:table-cell>
          <table:table-cell office:value-type="float" office:value="0">
            <text:p/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4T01:00:00">
            <text:p>Wed Jan 14 01:00:00 2015</text:p>
          </table:table-cell>
          <table:table-cell office:value-type="float" office:value="34.1667">
            <text:p>34.1667</text:p>
          </table:table-cell>
          <table:table-cell office:value-type="float" office:value="20.6049843331335">
            <text:p>20.6049843331335</text:p>
          </table:table-cell>
          <table:table-cell office:value-type="float" office:value="0.9905742185052524">
            <text:p>0.990574218505252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34.1667">
            <text:p>34.1667</text:p>
          </table:table-cell>
          <table:table-cell office:value-type="float" office:value="20.627626131076248">
            <text:p>20.627626131076248</text:p>
          </table:table-cell>
          <table:table-cell office:value-type="float" office:value="0.9995777296171842">
            <text:p>0.999577729617184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4T03:00:00">
            <text:p>Wed Jan 14 03:00:00 2015</text:p>
          </table:table-cell>
          <table:table-cell office:value-type="float" office:value="36.5">
            <text:p>36.5</text:p>
          </table:table-cell>
          <table:table-cell office:value-type="float" office:value="20.715216852835052">
            <text:p>20.715216852835052</text:p>
          </table:table-cell>
          <table:table-cell office:value-type="float" office:value="1.038585440923452">
            <text:p>1.03858544092345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4T04:00:00">
            <text:p>Wed Jan 14 04:00:00 2015</text:p>
          </table:table-cell>
          <table:table-cell office:value-type="float" office:value="33.8333">
            <text:p>33.8333</text:p>
          </table:table-cell>
          <table:table-cell office:value-type="float" office:value="20.74835230979982">
            <text:p>20.74835230979982</text:p>
          </table:table-cell>
          <table:table-cell office:value-type="float" office:value="1.0530980150976064">
            <text:p>1.053098015097606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4T05:00:00">
            <text:p>Wed Jan 14 05:00:00 2015</text:p>
          </table:table-cell>
          <table:table-cell office:value-type="float" office:value="33.1667">
            <text:p>33.1667</text:p>
          </table:table-cell>
          <table:table-cell office:value-type="float" office:value="20.81860671293238">
            <text:p>20.81860671293238</text:p>
          </table:table-cell>
          <table:table-cell office:value-type="float" office:value="1.0665493449030106">
            <text:p>1.066549344903010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4T07:00:00">
            <text:p>Wed Jan 14 07:00:00 2015</text:p>
          </table:table-cell>
          <table:table-cell office:value-type="float" office:value="31.3333">
            <text:p>31.3333</text:p>
          </table:table-cell>
          <table:table-cell office:value-type="float" office:value="20.786878890744465">
            <text:p>20.786878890744465</text:p>
          </table:table-cell>
          <table:table-cell office:value-type="float" office:value="1.0685225945284853">
            <text:p>1.068522594528485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4T08:00:00">
            <text:p>Wed Jan 14 08:00:00 2015</text:p>
          </table:table-cell>
          <table:table-cell office:value-type="float" office:value="30.0">
            <text:p>30.0</text:p>
          </table:table-cell>
          <table:table-cell office:value-type="float" office:value="20.932432154496286">
            <text:p>20.932432154496286</text:p>
          </table:table-cell>
          <table:table-cell office:value-type="float" office:value="1.0429420536858258">
            <text:p>1.042942053685825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14T09:00:00">
            <text:p>Wed Jan 14 09:00:00 2015</text:p>
          </table:table-cell>
          <table:table-cell office:value-type="float" office:value="30.5">
            <text:p>30.5</text:p>
          </table:table-cell>
          <table:table-cell office:value-type="float" office:value="20.923205967724147">
            <text:p>20.923205967724147</text:p>
          </table:table-cell>
          <table:table-cell office:value-type="float" office:value="1.0450750231830095">
            <text:p>1.045075023183009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4T10:00:00">
            <text:p>Wed Jan 14 10:00:00 2015</text:p>
          </table:table-cell>
          <table:table-cell office:value-type="float" office:value="30.8333">
            <text:p>30.8333</text:p>
          </table:table-cell>
          <table:table-cell office:value-type="float" office:value="20.99653026222168">
            <text:p>20.99653026222168</text:p>
          </table:table-cell>
          <table:table-cell office:value-type="float" office:value="1.0334210170760738">
            <text:p>1.033421017076073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14T11:00:00">
            <text:p>Wed Jan 14 11:00:00 2015</text:p>
          </table:table-cell>
          <table:table-cell office:value-type="float" office:value="31.5">
            <text:p>31.5</text:p>
          </table:table-cell>
          <table:table-cell office:value-type="float" office:value="21.129955174996766">
            <text:p>21.129955174996766</text:p>
          </table:table-cell>
          <table:table-cell office:value-type="float" office:value="1.0271121368133913">
            <text:p>1.02711213681339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14T12:00:00">
            <text:p>Wed Jan 14 12:00:00 2015</text:p>
          </table:table-cell>
          <table:table-cell office:value-type="float" office:value="27.8333">
            <text:p>27.8333</text:p>
          </table:table-cell>
          <table:table-cell office:value-type="float" office:value="21.088132143259525">
            <text:p>21.088132143259525</text:p>
          </table:table-cell>
          <table:table-cell office:value-type="float" office:value="1.0089632633776822">
            <text:p>1.008963263377682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4T14:00:00">
            <text:p>Wed Jan 14 14:00:00 2015</text:p>
          </table:table-cell>
          <table:table-cell office:value-type="float" office:value="29.8333">
            <text:p>29.8333</text:p>
          </table:table-cell>
          <table:table-cell office:value-type="float" office:value="21.69235815757483">
            <text:p>21.69235815757483</text:p>
          </table:table-cell>
          <table:table-cell office:value-type="float" office:value="0.901204302499414">
            <text:p>0.9012043024994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15T01:00:00">
            <text:p>Thu Jan 15 01:00:00 2015</text:p>
          </table:table-cell>
          <table:table-cell office:value-type="float" office:value="40.8333">
            <text:p>40.8333</text:p>
          </table:table-cell>
          <table:table-cell office:value-type="float" office:value="17.480222157850477">
            <text:p>17.480222157850477</text:p>
          </table:table-cell>
          <table:table-cell office:value-type="float" office:value="1.1792361358776162">
            <text:p>1.179236135877616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5T04:00:00">
            <text:p>Thu Jan 15 04:00:00 2015</text:p>
          </table:table-cell>
          <table:table-cell office:value-type="float" office:value="39.3333">
            <text:p>39.3333</text:p>
          </table:table-cell>
          <table:table-cell office:value-type="float" office:value="17.54362482274644">
            <text:p>17.54362482274644</text:p>
          </table:table-cell>
          <table:table-cell office:value-type="float" office:value="1.2226763027116372">
            <text:p>1.222676302711637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5T05:00:00">
            <text:p>Thu Jan 15 05:00:00 2015</text:p>
          </table:table-cell>
          <table:table-cell office:value-type="float" office:value="39.0">
            <text:p>39.0</text:p>
          </table:table-cell>
          <table:table-cell office:value-type="float" office:value="17.54362482274644">
            <text:p>17.54362482274644</text:p>
          </table:table-cell>
          <table:table-cell office:value-type="float" office:value="1.2226763027116367">
            <text:p>1.222676302711636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5T06:00:00">
            <text:p>Thu Jan 15 06:00:00 2015</text:p>
          </table:table-cell>
          <table:table-cell office:value-type="float" office:value="39.1667">
            <text:p>39.1667</text:p>
          </table:table-cell>
          <table:table-cell office:value-type="float" office:value="17.5158385055275">
            <text:p>17.5158385055275</text:p>
          </table:table-cell>
          <table:table-cell office:value-type="float" office:value="1.1943546932384503">
            <text:p>1.194354693238450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5T07:00:00">
            <text:p>Thu Jan 15 07:00:00 2015</text:p>
          </table:table-cell>
          <table:table-cell office:value-type="float" office:value="37.5">
            <text:p>37.5</text:p>
          </table:table-cell>
          <table:table-cell office:value-type="float" office:value="17.408404706614398">
            <text:p>17.408404706614398</text:p>
          </table:table-cell>
          <table:table-cell office:value-type="float" office:value="1.1722560403774673">
            <text:p>1.172256040377467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5T08:00:00">
            <text:p>Thu Jan 15 08:00:00 2015</text:p>
          </table:table-cell>
          <table:table-cell office:value-type="float" office:value="36.8333">
            <text:p>36.8333</text:p>
          </table:table-cell>
          <table:table-cell office:value-type="float" office:value="17.762184369038312">
            <text:p>17.762184369038312</text:p>
          </table:table-cell>
          <table:table-cell office:value-type="float" office:value="1.1567993518578876">
            <text:p>1.156799351857887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18T02:00:00">
            <text:p>Sun Jan 18 02:00:00 2015</text:p>
          </table:table-cell>
          <table:table-cell office:value-type="float" office:value="38.1667">
            <text:p>38.1667</text:p>
          </table:table-cell>
          <table:table-cell office:value-type="float" office:value="23.041385115488854">
            <text:p>23.041385115488854</text:p>
          </table:table-cell>
          <table:table-cell office:value-type="float" office:value="0.6542698812079287">
            <text:p>0.654269881207928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8T03:00:00">
            <text:p>Sun Jan 18 03:00:00 2015</text:p>
          </table:table-cell>
          <table:table-cell office:value-type="float" office:value="35.6667">
            <text:p>35.6667</text:p>
          </table:table-cell>
          <table:table-cell office:value-type="float" office:value="22.927724688264444">
            <text:p>22.927724688264444</text:p>
          </table:table-cell>
          <table:table-cell office:value-type="float" office:value="0.8025564145045248">
            <text:p>0.802556414504524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18T04:00:00">
            <text:p>Sun Jan 18 04:00:00 2015</text:p>
          </table:table-cell>
          <table:table-cell office:value-type="float" office:value="32.3333">
            <text:p>32.3333</text:p>
          </table:table-cell>
          <table:table-cell office:value-type="float" office:value="22.882171381019806">
            <text:p>22.882171381019806</text:p>
          </table:table-cell>
          <table:table-cell office:value-type="float" office:value="0.786309434530146">
            <text:p>0.78630943453014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8T05:00:00">
            <text:p>Sun Jan 18 05:00:00 2015</text:p>
          </table:table-cell>
          <table:table-cell office:value-type="float" office:value="35.0">
            <text:p>35.0</text:p>
          </table:table-cell>
          <table:table-cell office:value-type="float" office:value="22.941785660850492">
            <text:p>22.941785660850492</text:p>
          </table:table-cell>
          <table:table-cell office:value-type="float" office:value="0.812590527325864">
            <text:p>0.81259052732586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8T06:00:00">
            <text:p>Sun Jan 18 06:00:00 2015</text:p>
          </table:table-cell>
          <table:table-cell office:value-type="float" office:value="33.5">
            <text:p>33.5</text:p>
          </table:table-cell>
          <table:table-cell office:value-type="float" office:value="22.973757431383927">
            <text:p>22.973757431383927</text:p>
          </table:table-cell>
          <table:table-cell office:value-type="float" office:value="0.8299763182847459">
            <text:p>0.829976318284745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8T07:00:00">
            <text:p>Sun Jan 18 07:00:00 2015</text:p>
          </table:table-cell>
          <table:table-cell office:value-type="float" office:value="34.3333">
            <text:p>34.3333</text:p>
          </table:table-cell>
          <table:table-cell office:value-type="float" office:value="22.95397254061618">
            <text:p>22.95397254061618</text:p>
          </table:table-cell>
          <table:table-cell office:value-type="float" office:value="0.819844337826285">
            <text:p>0.81984433782628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8T08:00:00">
            <text:p>Sun Jan 18 08:00:00 2015</text:p>
          </table:table-cell>
          <table:table-cell office:value-type="float" office:value="31.1667">
            <text:p>31.1667</text:p>
          </table:table-cell>
          <table:table-cell office:value-type="float" office:value="22.556092088362227">
            <text:p>22.556092088362227</text:p>
          </table:table-cell>
          <table:table-cell office:value-type="float" office:value="0.7486442184643447">
            <text:p>0.748644218464344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8T09:00:00">
            <text:p>Sun Jan 18 09:00:00 2015</text:p>
          </table:table-cell>
          <table:table-cell office:value-type="float" office:value="27.8333">
            <text:p>27.8333</text:p>
          </table:table-cell>
          <table:table-cell office:value-type="float" office:value="22.534345165498102">
            <text:p>22.534345165498102</text:p>
          </table:table-cell>
          <table:table-cell office:value-type="float" office:value="0.6039766493919443">
            <text:p>0.603976649391944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8T10:00:00">
            <text:p>Sun Jan 18 10:00:00 2015</text:p>
          </table:table-cell>
          <table:table-cell office:value-type="float" office:value="26.0">
            <text:p>26.0</text:p>
          </table:table-cell>
          <table:table-cell office:value-type="float" office:value="22.08605340281862">
            <text:p>22.08605340281862</text:p>
          </table:table-cell>
          <table:table-cell office:value-type="float" office:value="0.4752265305712927">
            <text:p>0.475226530571292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01-18T11:00:00">
            <text:p>Sun Jan 18 11:00:00 2015</text:p>
          </table:table-cell>
          <table:table-cell office:value-type="float" office:value="23.8333">
            <text:p>23.8333</text:p>
          </table:table-cell>
          <table:table-cell office:value-type="float" office:value="21.949158414238017">
            <text:p>21.949158414238017</text:p>
          </table:table-cell>
          <table:table-cell office:value-type="float" office:value="0.3121973799970336">
            <text:p>0.312197379997033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18T12:00:00">
            <text:p>Sun Jan 18 12:00:00 2015</text:p>
          </table:table-cell>
          <table:table-cell office:value-type="float" office:value="22.1667">
            <text:p>22.1667</text:p>
          </table:table-cell>
          <table:table-cell office:value-type="float" office:value="22.217728784547177">
            <text:p>22.217728784547177</text:p>
          </table:table-cell>
          <table:table-cell office:value-type="float" office:value="0.18200904720921116">
            <text:p>0.182009047209211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18T13:00:00">
            <text:p>Sun Jan 18 13:00:00 2015</text:p>
          </table:table-cell>
          <table:table-cell office:value-type="float" office:value="21.0">
            <text:p>21.0</text:p>
          </table:table-cell>
          <table:table-cell office:value-type="float" office:value="22.221485636056396">
            <text:p>22.221485636056396</text:p>
          </table:table-cell>
          <table:table-cell office:value-type="float" office:value="0.18118071163927707">
            <text:p>0.1811807116392770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20T21:00:00">
            <text:p>Tue Jan 20 21:00:00 2015</text:p>
          </table:table-cell>
          <table:table-cell office:value-type="float" office:value="20.0">
            <text:p>20.0</text:p>
          </table:table-cell>
          <table:table-cell office:value-type="float" office:value="14.062043571428877">
            <text:p>14.062043571428877</text:p>
          </table:table-cell>
          <table:table-cell office:value-type="float" office:value="-0.6959729616440149">
            <text:p>-0.695972961644014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01-24T03:00:00">
            <text:p>Sat Jan 24 03:00:00 2015</text:p>
          </table:table-cell>
          <table:table-cell office:value-type="float" office:value="23.8333">
            <text:p>23.8333</text:p>
          </table:table-cell>
          <table:table-cell office:value-type="float" office:value="20.12696871930312">
            <text:p>20.12696871930312</text:p>
          </table:table-cell>
          <table:table-cell office:value-type="float" office:value="0.4072529954189371">
            <text:p>0.407252995418937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4T04:00:00">
            <text:p>Sat Jan 24 04:00:00 2015</text:p>
          </table:table-cell>
          <table:table-cell office:value-type="float" office:value="24.1667">
            <text:p>24.1667</text:p>
          </table:table-cell>
          <table:table-cell office:value-type="float" office:value="20.09629414810668">
            <text:p>20.09629414810668</text:p>
          </table:table-cell>
          <table:table-cell office:value-type="float" office:value="0.3726278113323152">
            <text:p>0.372627811332315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5:00:00">
            <text:p>Sat Jan 24 05:00:00 2015</text:p>
          </table:table-cell>
          <table:table-cell office:value-type="float" office:value="25.1667">
            <text:p>25.1667</text:p>
          </table:table-cell>
          <table:table-cell office:value-type="float" office:value="20.091545776162484">
            <text:p>20.091545776162484</text:p>
          </table:table-cell>
          <table:table-cell office:value-type="float" office:value="0.3864155875896643">
            <text:p>0.386415587589664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6:00:00">
            <text:p>Sat Jan 24 06:00:00 2015</text:p>
          </table:table-cell>
          <table:table-cell office:value-type="float" office:value="26.0">
            <text:p>26.0</text:p>
          </table:table-cell>
          <table:table-cell office:value-type="float" office:value="20.061241465557426">
            <text:p>20.061241465557426</text:p>
          </table:table-cell>
          <table:table-cell office:value-type="float" office:value="0.3550046284253106">
            <text:p>0.355004628425310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24T07:00:00">
            <text:p>Sat Jan 24 07:00:00 2015</text:p>
          </table:table-cell>
          <table:table-cell office:value-type="float" office:value="21.3333">
            <text:p>21.3333</text:p>
          </table:table-cell>
          <table:table-cell office:value-type="float" office:value="19.982163438861466">
            <text:p>19.982163438861466</text:p>
          </table:table-cell>
          <table:table-cell office:value-type="float" office:value="0.2783840856511532">
            <text:p>0.278384085651153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1-24T08:00:00">
            <text:p>Sat Jan 24 08:00:00 2015</text:p>
          </table:table-cell>
          <table:table-cell office:value-type="float" office:value="22.8333">
            <text:p>22.8333</text:p>
          </table:table-cell>
          <table:table-cell office:value-type="float" office:value="19.582504720905195">
            <text:p>19.582504720905195</text:p>
          </table:table-cell>
          <table:table-cell office:value-type="float" office:value="0.23479877903140148">
            <text:p>0.2347987790314014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24T09:00:00">
            <text:p>Sat Jan 24 09:00:00 2015</text:p>
          </table:table-cell>
          <table:table-cell office:value-type="float" office:value="24.8333">
            <text:p>24.8333</text:p>
          </table:table-cell>
          <table:table-cell office:value-type="float" office:value="18.728832646582507">
            <text:p>18.728832646582507</text:p>
          </table:table-cell>
          <table:table-cell office:value-type="float" office:value="0.2835960540637017">
            <text:p>0.283596054063701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24T10:00:00">
            <text:p>Sat Jan 24 10:00:00 2015</text:p>
          </table:table-cell>
          <table:table-cell office:value-type="float" office:value="26.0">
            <text:p>26.0</text:p>
          </table:table-cell>
          <table:table-cell office:value-type="float" office:value="17.85423281040373">
            <text:p>17.85423281040373</text:p>
          </table:table-cell>
          <table:table-cell office:value-type="float" office:value="0.3551546081005668">
            <text:p>0.355154608100566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4T11:00:00">
            <text:p>Sat Jan 24 11:00:00 2015</text:p>
          </table:table-cell>
          <table:table-cell office:value-type="float" office:value="24.0">
            <text:p>24.0</text:p>
          </table:table-cell>
          <table:table-cell office:value-type="float" office:value="17.306702397839185">
            <text:p>17.306702397839185</text:p>
          </table:table-cell>
          <table:table-cell office:value-type="float" office:value="0.3188065925020493">
            <text:p>0.318806592502049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4T12:00:00">
            <text:p>Sat Jan 24 12:00:00 2015</text:p>
          </table:table-cell>
          <table:table-cell office:value-type="float" office:value="21.3333">
            <text:p>21.3333</text:p>
          </table:table-cell>
          <table:table-cell office:value-type="float" office:value="16.82086006762763">
            <text:p>16.82086006762763</text:p>
          </table:table-cell>
          <table:table-cell office:value-type="float" office:value="0.20766879679557054">
            <text:p>0.2076687967955705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4T13:00:00">
            <text:p>Sat Jan 24 13:00:00 2015</text:p>
          </table:table-cell>
          <table:table-cell office:value-type="float" office:value="19.1667">
            <text:p>19.1667</text:p>
          </table:table-cell>
          <table:table-cell office:value-type="float" office:value="18.224672142978537">
            <text:p>18.224672142978537</text:p>
          </table:table-cell>
          <table:table-cell office:value-type="float" office:value="0.2020196663844451">
            <text:p>0.202019666384445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5-01-24T14:00:00">
            <text:p>Sat Jan 24 14:00:00 2015</text:p>
          </table:table-cell>
          <table:table-cell office:value-type="float" office:value="19.0">
            <text:p>19.0</text:p>
          </table:table-cell>
          <table:table-cell office:value-type="float" office:value="19.55566797788525">
            <text:p>19.55566797788525</text:p>
          </table:table-cell>
          <table:table-cell office:value-type="float" office:value="0.3069214997164561">
            <text:p>0.306921499716456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1-24T15:00:00">
            <text:p>Sat Jan 24 15:00:00 2015</text:p>
          </table:table-cell>
          <table:table-cell office:value-type="float" office:value="19.6667">
            <text:p>19.6667</text:p>
          </table:table-cell>
          <table:table-cell office:value-type="float" office:value="20.82901832562238">
            <text:p>20.82901832562238</text:p>
          </table:table-cell>
          <table:table-cell office:value-type="float" office:value="0.4567178885858959">
            <text:p>0.456717888585895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4T22:00:00">
            <text:p>Sat Jan 24 22:00:00 2015</text:p>
          </table:table-cell>
          <table:table-cell office:value-type="float" office:value="25.3333">
            <text:p>25.3333</text:p>
          </table:table-cell>
          <table:table-cell office:value-type="float" office:value="25.109491927636846">
            <text:p>25.109491927636846</text:p>
          </table:table-cell>
          <table:table-cell office:value-type="float" office:value="0.4784421084388968">
            <text:p>0.478442108438896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24T23:00:00">
            <text:p>Sat Jan 24 23:00:00 2015</text:p>
          </table:table-cell>
          <table:table-cell office:value-type="float" office:value="24.5">
            <text:p>24.5</text:p>
          </table:table-cell>
          <table:table-cell office:value-type="float" office:value="23.761126863849068">
            <text:p>23.761126863849068</text:p>
          </table:table-cell>
          <table:table-cell office:value-type="float" office:value="0.5322978237176518">
            <text:p>0.532297823717651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25T02:00:00">
            <text:p>Sun Jan 25 02:00:00 2015</text:p>
          </table:table-cell>
          <table:table-cell office:value-type="float" office:value="23.3333">
            <text:p>23.3333</text:p>
          </table:table-cell>
          <table:table-cell office:value-type="float" office:value="21.20719030169024">
            <text:p>21.20719030169024</text:p>
          </table:table-cell>
          <table:table-cell office:value-type="float" office:value="0.5992593219393111">
            <text:p>0.599259321939311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25T05:00:00">
            <text:p>Sun Jan 25 05:00:00 2015</text:p>
          </table:table-cell>
          <table:table-cell office:value-type="float" office:value="22.5">
            <text:p>22.5</text:p>
          </table:table-cell>
          <table:table-cell office:value-type="float" office:value="20.276461236485858">
            <text:p>20.276461236485858</text:p>
          </table:table-cell>
          <table:table-cell office:value-type="float" office:value="0.6081955828065116">
            <text:p>0.60819558280651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25T06:00:00">
            <text:p>Sun Jan 25 06:00:00 2015</text:p>
          </table:table-cell>
          <table:table-cell office:value-type="float" office:value="25.1667">
            <text:p>25.1667</text:p>
          </table:table-cell>
          <table:table-cell office:value-type="float" office:value="20.0117799849294">
            <text:p>20.0117799849294</text:p>
          </table:table-cell>
          <table:table-cell office:value-type="float" office:value="0.6190046275409141">
            <text:p>0.619004627540914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5T07:00:00">
            <text:p>Sun Jan 25 07:00:00 2015</text:p>
          </table:table-cell>
          <table:table-cell office:value-type="float" office:value="25.1667">
            <text:p>25.1667</text:p>
          </table:table-cell>
          <table:table-cell office:value-type="float" office:value="19.96565665066153">
            <text:p>19.96565665066153</text:p>
          </table:table-cell>
          <table:table-cell office:value-type="float" office:value="0.620208851681125">
            <text:p>0.62020885168112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25T08:00:00">
            <text:p>Sun Jan 25 08:00:00 2015</text:p>
          </table:table-cell>
          <table:table-cell office:value-type="float" office:value="25.3333">
            <text:p>25.3333</text:p>
          </table:table-cell>
          <table:table-cell office:value-type="float" office:value="19.819262804171114">
            <text:p>19.819262804171114</text:p>
          </table:table-cell>
          <table:table-cell office:value-type="float" office:value="0.6406332996772619">
            <text:p>0.640633299677261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25T09:00:00">
            <text:p>Sun Jan 25 09:00:00 2015</text:p>
          </table:table-cell>
          <table:table-cell office:value-type="float" office:value="24.8333">
            <text:p>24.8333</text:p>
          </table:table-cell>
          <table:table-cell office:value-type="float" office:value="19.5583371711286">
            <text:p>19.5583371711286</text:p>
          </table:table-cell>
          <table:table-cell office:value-type="float" office:value="0.6907025521393856">
            <text:p>0.690702552139385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5T10:00:00">
            <text:p>Sun Jan 25 10:00:00 2015</text:p>
          </table:table-cell>
          <table:table-cell office:value-type="float" office:value="30.1667">
            <text:p>30.1667</text:p>
          </table:table-cell>
          <table:table-cell office:value-type="float" office:value="19.362274245301748">
            <text:p>19.362274245301748</text:p>
          </table:table-cell>
          <table:table-cell office:value-type="float" office:value="0.7301985088918943">
            <text:p>0.730198508891894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5T11:00:00">
            <text:p>Sun Jan 25 11:00:00 2015</text:p>
          </table:table-cell>
          <table:table-cell office:value-type="float" office:value="30.1667">
            <text:p>30.1667</text:p>
          </table:table-cell>
          <table:table-cell office:value-type="float" office:value="19.177832893150686">
            <text:p>19.177832893150686</text:p>
          </table:table-cell>
          <table:table-cell office:value-type="float" office:value="0.7448518224283128">
            <text:p>0.744851822428312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25T12:00:00">
            <text:p>Sun Jan 25 12:00:00 2015</text:p>
          </table:table-cell>
          <table:table-cell office:value-type="float" office:value="27.6667">
            <text:p>27.6667</text:p>
          </table:table-cell>
          <table:table-cell office:value-type="float" office:value="19.12746995514718">
            <text:p>19.12746995514718</text:p>
          </table:table-cell>
          <table:table-cell office:value-type="float" office:value="0.7354743869278445">
            <text:p>0.735474386927844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25T13:00:00">
            <text:p>Sun Jan 25 13:00:00 2015</text:p>
          </table:table-cell>
          <table:table-cell office:value-type="float" office:value="24.8333">
            <text:p>24.8333</text:p>
          </table:table-cell>
          <table:table-cell office:value-type="float" office:value="18.778619673574735">
            <text:p>18.778619673574735</text:p>
          </table:table-cell>
          <table:table-cell office:value-type="float" office:value="0.8181048610218389">
            <text:p>0.818104861021838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27T04:00:00">
            <text:p>Tue Jan 27 04:00:00 2015</text:p>
          </table:table-cell>
          <table:table-cell office:value-type="float" office:value="34.0">
            <text:p>34.0</text:p>
          </table:table-cell>
          <table:table-cell office:value-type="float" office:value="19.359262939345435">
            <text:p>19.359262939345435</text:p>
          </table:table-cell>
          <table:table-cell office:value-type="float" office:value="0.977026235036955">
            <text:p>0.97702623503695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01-27T05:00:00">
            <text:p>Tue Jan 27 05:00:00 2015</text:p>
          </table:table-cell>
          <table:table-cell office:value-type="float" office:value="32.3333">
            <text:p>32.3333</text:p>
          </table:table-cell>
          <table:table-cell office:value-type="float" office:value="18.19800868914962">
            <text:p>18.19800868914962</text:p>
          </table:table-cell>
          <table:table-cell office:value-type="float" office:value="1.1202524333324986">
            <text:p>1.1202524333324986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27T06:00:00">
            <text:p>Tue Jan 27 06:00:00 2015</text:p>
          </table:table-cell>
          <table:table-cell office:value-type="float" office:value="33.1667">
            <text:p>33.1667</text:p>
          </table:table-cell>
          <table:table-cell office:value-type="float" office:value="16.44472578427289">
            <text:p>16.44472578427289</text:p>
          </table:table-cell>
          <table:table-cell office:value-type="float" office:value="1.212389666201575">
            <text:p>1.21238966620157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7T07:00:00">
            <text:p>Tue Jan 27 07:00:00 2015</text:p>
          </table:table-cell>
          <table:table-cell office:value-type="float" office:value="34.1667">
            <text:p>34.1667</text:p>
          </table:table-cell>
          <table:table-cell office:value-type="float" office:value="14.951952645841267">
            <text:p>14.951952645841267</text:p>
          </table:table-cell>
          <table:table-cell office:value-type="float" office:value="1.0148671106708094">
            <text:p>1.014867110670809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27T08:00:00">
            <text:p>Tue Jan 27 08:00:00 2015</text:p>
          </table:table-cell>
          <table:table-cell office:value-type="float" office:value="33.3333">
            <text:p>33.3333</text:p>
          </table:table-cell>
          <table:table-cell office:value-type="float" office:value="15.319811863338881">
            <text:p>15.319811863338881</text:p>
          </table:table-cell>
          <table:table-cell office:value-type="float" office:value="0.9170115467744898">
            <text:p>0.917011546774489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27T09:00:00">
            <text:p>Tue Jan 27 09:00:00 2015</text:p>
          </table:table-cell>
          <table:table-cell office:value-type="float" office:value="30.0">
            <text:p>30.0</text:p>
          </table:table-cell>
          <table:table-cell office:value-type="float" office:value="16.500371181129676">
            <text:p>16.500371181129676</text:p>
          </table:table-cell>
          <table:table-cell office:value-type="float" office:value="0.7129026864228151">
            <text:p>0.712902686422815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7T10:00:00">
            <text:p>Tue Jan 27 10:00:00 2015</text:p>
          </table:table-cell>
          <table:table-cell office:value-type="float" office:value="32.6667">
            <text:p>32.6667</text:p>
          </table:table-cell>
          <table:table-cell office:value-type="float" office:value="17.239388438358926">
            <text:p>17.239388438358926</text:p>
          </table:table-cell>
          <table:table-cell office:value-type="float" office:value="0.6786180833642874">
            <text:p>0.678618083364287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7T11:00:00">
            <text:p>Tue Jan 27 11:00:00 2015</text:p>
          </table:table-cell>
          <table:table-cell office:value-type="float" office:value="31.8333">
            <text:p>31.8333</text:p>
          </table:table-cell>
          <table:table-cell office:value-type="float" office:value="17.43404030029733">
            <text:p>17.43404030029733</text:p>
          </table:table-cell>
          <table:table-cell office:value-type="float" office:value="0.7106780506017286">
            <text:p>0.710678050601728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7T12:00:00">
            <text:p>Tue Jan 27 12:00:00 2015</text:p>
          </table:table-cell>
          <table:table-cell office:value-type="float" office:value="28.8333">
            <text:p>28.8333</text:p>
          </table:table-cell>
          <table:table-cell office:value-type="float" office:value="17.394518383891413">
            <text:p>17.394518383891413</text:p>
          </table:table-cell>
          <table:table-cell office:value-type="float" office:value="0.7353539319752969">
            <text:p>0.735353931975296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27T13:00:00">
            <text:p>Tue Jan 27 13:00:00 2015</text:p>
          </table:table-cell>
          <table:table-cell office:value-type="float" office:value="25.8333">
            <text:p>25.8333</text:p>
          </table:table-cell>
          <table:table-cell office:value-type="float" office:value="17.442280391348394">
            <text:p>17.442280391348394</text:p>
          </table:table-cell>
          <table:table-cell office:value-type="float" office:value="0.7107553190838385">
            <text:p>0.7107553190838385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1-27T14:00:00">
            <text:p>Tue Jan 27 14:00:00 2015</text:p>
          </table:table-cell>
          <table:table-cell office:value-type="float" office:value="25.0">
            <text:p>25.0</text:p>
          </table:table-cell>
          <table:table-cell office:value-type="float" office:value="18.18434342985896">
            <text:p>18.18434342985896</text:p>
          </table:table-cell>
          <table:table-cell office:value-type="float" office:value="0.589248510379286">
            <text:p>0.589248510379286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1-27T15:00:00">
            <text:p>Tue Jan 27 15:00:00 2015</text:p>
          </table:table-cell>
          <table:table-cell office:value-type="float" office:value="22.5">
            <text:p>22.5</text:p>
          </table:table-cell>
          <table:table-cell office:value-type="float" office:value="19.265314784471215">
            <text:p>19.265314784471215</text:p>
          </table:table-cell>
          <table:table-cell office:value-type="float" office:value="0.47236997039526407">
            <text:p>0.4723699703952640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28T04:00:00">
            <text:p>Wed Jan 28 04:00:00 2015</text:p>
          </table:table-cell>
          <table:table-cell office:value-type="float" office:value="29.5">
            <text:p>29.5</text:p>
          </table:table-cell>
          <table:table-cell office:value-type="float" office:value="23.759398987311133">
            <text:p>23.759398987311133</text:p>
          </table:table-cell>
          <table:table-cell office:value-type="float" office:value="0.5317006454753601">
            <text:p>0.531700645475360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28T05:00:00">
            <text:p>Wed Jan 28 05:00:00 2015</text:p>
          </table:table-cell>
          <table:table-cell office:value-type="float" office:value="33.3333">
            <text:p>33.3333</text:p>
          </table:table-cell>
          <table:table-cell office:value-type="float" office:value="23.852264818615687">
            <text:p>23.852264818615687</text:p>
          </table:table-cell>
          <table:table-cell office:value-type="float" office:value="0.5612059946186293">
            <text:p>0.561205994618629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1-28T06:00:00">
            <text:p>Wed Jan 28 06:00:00 2015</text:p>
          </table:table-cell>
          <table:table-cell office:value-type="float" office:value="47.0">
            <text:p>47.0</text:p>
          </table:table-cell>
          <table:table-cell office:value-type="float" office:value="24.25850620690431">
            <text:p>24.25850620690431</text:p>
          </table:table-cell>
          <table:table-cell office:value-type="float" office:value="0.6032788649770793">
            <text:p>0.603278864977079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8T07:00:00">
            <text:p>Wed Jan 28 07:00:00 2015</text:p>
          </table:table-cell>
          <table:table-cell office:value-type="float" office:value="39.1667">
            <text:p>39.1667</text:p>
          </table:table-cell>
          <table:table-cell office:value-type="float" office:value="24.451879040428608">
            <text:p>24.451879040428608</text:p>
          </table:table-cell>
          <table:table-cell office:value-type="float" office:value="0.6124983965435035">
            <text:p>0.612498396543503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28T08:00:00">
            <text:p>Wed Jan 28 08:00:00 2015</text:p>
          </table:table-cell>
          <table:table-cell office:value-type="float" office:value="44.1667">
            <text:p>44.1667</text:p>
          </table:table-cell>
          <table:table-cell office:value-type="float" office:value="24.705210050187652">
            <text:p>24.705210050187652</text:p>
          </table:table-cell>
          <table:table-cell office:value-type="float" office:value="0.6057091627627629">
            <text:p>0.6057091627627629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28T09:00:00">
            <text:p>Wed Jan 28 09:00:00 2015</text:p>
          </table:table-cell>
          <table:table-cell office:value-type="float" office:value="40.5">
            <text:p>40.5</text:p>
          </table:table-cell>
          <table:table-cell office:value-type="float" office:value="24.900066775883882">
            <text:p>24.900066775883882</text:p>
          </table:table-cell>
          <table:table-cell office:value-type="float" office:value="0.5924763390338579">
            <text:p>0.592476339033857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28T10:00:00">
            <text:p>Wed Jan 28 10:00:00 2015</text:p>
          </table:table-cell>
          <table:table-cell office:value-type="float" office:value="36.0">
            <text:p>36.0</text:p>
          </table:table-cell>
          <table:table-cell office:value-type="float" office:value="24.926886582941695">
            <text:p>24.926886582941695</text:p>
          </table:table-cell>
          <table:table-cell office:value-type="float" office:value="0.5938601190304645">
            <text:p>0.593860119030464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28T11:00:00">
            <text:p>Wed Jan 28 11:00:00 2015</text:p>
          </table:table-cell>
          <table:table-cell office:value-type="float" office:value="39.0">
            <text:p>39.0</text:p>
          </table:table-cell>
          <table:table-cell office:value-type="float" office:value="24.94786037840549">
            <text:p>24.94786037840549</text:p>
          </table:table-cell>
          <table:table-cell office:value-type="float" office:value="0.6035768901393617">
            <text:p>0.603576890139361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28T14:00:00">
            <text:p>Wed Jan 28 14:00:00 2015</text:p>
          </table:table-cell>
          <table:table-cell office:value-type="float" office:value="28.5">
            <text:p>28.5</text:p>
          </table:table-cell>
          <table:table-cell office:value-type="float" office:value="25.86999798596336">
            <text:p>25.86999798596336</text:p>
          </table:table-cell>
          <table:table-cell office:value-type="float" office:value="0.5364070048506944">
            <text:p>0.5364070048506944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28T15:00:00">
            <text:p>Wed Jan 28 15:00:00 2015</text:p>
          </table:table-cell>
          <table:table-cell office:value-type="float" office:value="25.8333">
            <text:p>25.8333</text:p>
          </table:table-cell>
          <table:table-cell office:value-type="float" office:value="26.914556014236553">
            <text:p>26.914556014236553</text:p>
          </table:table-cell>
          <table:table-cell office:value-type="float" office:value="0.49303024564976455">
            <text:p>0.49303024564976455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29T04:00:00">
            <text:p>Thu Jan 29 04:00:00 2015</text:p>
          </table:table-cell>
          <table:table-cell office:value-type="float" office:value="34.0">
            <text:p>34.0</text:p>
          </table:table-cell>
          <table:table-cell office:value-type="float" office:value="23.651355137490714">
            <text:p>23.651355137490714</text:p>
          </table:table-cell>
          <table:table-cell office:value-type="float" office:value="1.0295553134704405">
            <text:p>1.029555313470440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29T05:00:00">
            <text:p>Thu Jan 29 05:00:00 2015</text:p>
          </table:table-cell>
          <table:table-cell office:value-type="float" office:value="33.1667">
            <text:p>33.1667</text:p>
          </table:table-cell>
          <table:table-cell office:value-type="float" office:value="23.670193416223867">
            <text:p>23.670193416223867</text:p>
          </table:table-cell>
          <table:table-cell office:value-type="float" office:value="1.0277219067662542">
            <text:p>1.027721906766254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9T06:00:00">
            <text:p>Thu Jan 29 06:00:00 2015</text:p>
          </table:table-cell>
          <table:table-cell office:value-type="float" office:value="32.3333">
            <text:p>32.3333</text:p>
          </table:table-cell>
          <table:table-cell office:value-type="float" office:value="24.172689461078534">
            <text:p>24.172689461078534</text:p>
          </table:table-cell>
          <table:table-cell office:value-type="float" office:value="0.9977935607688783">
            <text:p>0.9977935607688783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1-29T07:00:00">
            <text:p>Thu Jan 29 07:00:00 2015</text:p>
          </table:table-cell>
          <table:table-cell office:value-type="float" office:value="32.8333">
            <text:p>32.8333</text:p>
          </table:table-cell>
          <table:table-cell office:value-type="float" office:value="24.360621591421157">
            <text:p>24.360621591421157</text:p>
          </table:table-cell>
          <table:table-cell office:value-type="float" office:value="1.0065359277679837">
            <text:p>1.0065359277679837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5-01-29T08:00:00">
            <text:p>Thu Jan 29 08:00:00 2015</text:p>
          </table:table-cell>
          <table:table-cell office:value-type="float" office:value="33.6667">
            <text:p>33.6667</text:p>
          </table:table-cell>
          <table:table-cell office:value-type="float" office:value="24.487332214231568">
            <text:p>24.487332214231568</text:p>
          </table:table-cell>
          <table:table-cell office:value-type="float" office:value="0.994698367971966">
            <text:p>0.994698367971966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9T09:00:00">
            <text:p>Thu Jan 29 09:00:00 2015</text:p>
          </table:table-cell>
          <table:table-cell office:value-type="float" office:value="33.5">
            <text:p>33.5</text:p>
          </table:table-cell>
          <table:table-cell office:value-type="float" office:value="24.85570791149866">
            <text:p>24.85570791149866</text:p>
          </table:table-cell>
          <table:table-cell office:value-type="float" office:value="0.9591963815145034">
            <text:p>0.9591963815145034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29T10:00:00">
            <text:p>Thu Jan 29 10:00:00 2015</text:p>
          </table:table-cell>
          <table:table-cell office:value-type="float" office:value="35.3333">
            <text:p>35.3333</text:p>
          </table:table-cell>
          <table:table-cell office:value-type="float" office:value="24.77528927207909">
            <text:p>24.77528927207909</text:p>
          </table:table-cell>
          <table:table-cell office:value-type="float" office:value="0.965708670243538">
            <text:p>0.965708670243538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07T06:00:00">
            <text:p>Sat Feb  7 06:00:00 2015</text:p>
          </table:table-cell>
          <table:table-cell office:value-type="float" office:value="25.3333">
            <text:p>25.3333</text:p>
          </table:table-cell>
          <table:table-cell office:value-type="float" office:value="25.449827355803727">
            <text:p>25.449827355803727</text:p>
          </table:table-cell>
          <table:table-cell office:value-type="float" office:value="1.0745850480258372">
            <text:p>1.074585048025837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07T07:00:00">
            <text:p>Sat Feb  7 07:00:00 2015</text:p>
          </table:table-cell>
          <table:table-cell office:value-type="float" office:value="25.0">
            <text:p>25.0</text:p>
          </table:table-cell>
          <table:table-cell office:value-type="float" office:value="25.362820545499012">
            <text:p>25.362820545499012</text:p>
          </table:table-cell>
          <table:table-cell office:value-type="float" office:value="1.0592212640873122">
            <text:p>1.0592212640873122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02-07T08:00:00">
            <text:p>Sat Feb  7 08:00:00 2015</text:p>
          </table:table-cell>
          <table:table-cell office:value-type="float" office:value="25.6667">
            <text:p>25.6667</text:p>
          </table:table-cell>
          <table:table-cell office:value-type="float" office:value="25.451853027725228">
            <text:p>25.451853027725228</text:p>
          </table:table-cell>
          <table:table-cell office:value-type="float" office:value="1.0636141579196368">
            <text:p>1.063614157919636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07T09:00:00">
            <text:p>Sat Feb  7 09:00:00 2015</text:p>
          </table:table-cell>
          <table:table-cell office:value-type="float" office:value="26.0">
            <text:p>26.0</text:p>
          </table:table-cell>
          <table:table-cell office:value-type="float" office:value="25.52176173586287">
            <text:p>25.52176173586287</text:p>
          </table:table-cell>
          <table:table-cell office:value-type="float" office:value="1.0672093401718357">
            <text:p>1.067209340171835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07T10:00:00">
            <text:p>Sat Feb  7 10:00:00 2015</text:p>
          </table:table-cell>
          <table:table-cell office:value-type="float" office:value="25.1667">
            <text:p>25.1667</text:p>
          </table:table-cell>
          <table:table-cell office:value-type="float" office:value="25.416179854384392">
            <text:p>25.416179854384392</text:p>
          </table:table-cell>
          <table:table-cell office:value-type="float" office:value="1.0698877058099245">
            <text:p>1.069887705809924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07T11:00:00">
            <text:p>Sat Feb  7 11:00:00 2015</text:p>
          </table:table-cell>
          <table:table-cell office:value-type="float" office:value="28.1667">
            <text:p>28.1667</text:p>
          </table:table-cell>
          <table:table-cell office:value-type="float" office:value="24.909558357891775">
            <text:p>24.909558357891775</text:p>
          </table:table-cell>
          <table:table-cell office:value-type="float" office:value="1.0970464180245993">
            <text:p>1.097046418024599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7T12:00:00">
            <text:p>Sat Feb  7 12:00:00 2015</text:p>
          </table:table-cell>
          <table:table-cell office:value-type="float" office:value="25.1667">
            <text:p>25.1667</text:p>
          </table:table-cell>
          <table:table-cell office:value-type="float" office:value="24.70387249653783">
            <text:p>24.70387249653783</text:p>
          </table:table-cell>
          <table:table-cell office:value-type="float" office:value="1.003711689832386">
            <text:p>1.00371168983238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07T13:00:00">
            <text:p>Sat Feb  7 13:00:00 2015</text:p>
          </table:table-cell>
          <table:table-cell office:value-type="float" office:value="24.6667">
            <text:p>24.6667</text:p>
          </table:table-cell>
          <table:table-cell office:value-type="float" office:value="24.66494913765037">
            <text:p>24.66494913765037</text:p>
          </table:table-cell>
          <table:table-cell office:value-type="float" office:value="0.843672040494908">
            <text:p>0.84367204049490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07T14:00:00">
            <text:p>Sat Feb  7 14:00:00 2015</text:p>
          </table:table-cell>
          <table:table-cell office:value-type="float" office:value="23.0">
            <text:p>23.0</text:p>
          </table:table-cell>
          <table:table-cell office:value-type="float" office:value="25.5949461090505">
            <text:p>25.5949461090505</text:p>
          </table:table-cell>
          <table:table-cell office:value-type="float" office:value="0.666943390084775">
            <text:p>0.66694339008477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07T15:00:00">
            <text:p>Sat Feb  7 15:00:00 2015</text:p>
          </table:table-cell>
          <table:table-cell office:value-type="float" office:value="22.5">
            <text:p>22.5</text:p>
          </table:table-cell>
          <table:table-cell office:value-type="float" office:value="26.19459847702869">
            <text:p>26.19459847702869</text:p>
          </table:table-cell>
          <table:table-cell office:value-type="float" office:value="0.670466617259785">
            <text:p>0.67046661725978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7T16:00:00">
            <text:p>Sat Feb  7 16:00:00 2015</text:p>
          </table:table-cell>
          <table:table-cell office:value-type="float" office:value="20.3333">
            <text:p>20.3333</text:p>
          </table:table-cell>
          <table:table-cell office:value-type="float" office:value="26.563216167114813">
            <text:p>26.563216167114813</text:p>
          </table:table-cell>
          <table:table-cell office:value-type="float" office:value="0.6936485561036532">
            <text:p>0.693648556103653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07T17:00:00">
            <text:p>Sat Feb  7 17:00:00 2015</text:p>
          </table:table-cell>
          <table:table-cell office:value-type="float" office:value="20.0">
            <text:p>20.0</text:p>
          </table:table-cell>
          <table:table-cell office:value-type="float" office:value="27.204848698608583">
            <text:p>27.204848698608583</text:p>
          </table:table-cell>
          <table:table-cell office:value-type="float" office:value="0.7320241635864095">
            <text:p>0.732024163586409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2-07T18:00:00">
            <text:p>Sat Feb  7 18:00:00 2015</text:p>
          </table:table-cell>
          <table:table-cell office:value-type="float" office:value="20.3333">
            <text:p>20.3333</text:p>
          </table:table-cell>
          <table:table-cell office:value-type="float" office:value="27.241052781848584">
            <text:p>27.241052781848584</text:p>
          </table:table-cell>
          <table:table-cell office:value-type="float" office:value="0.7338439423489705">
            <text:p>0.733843942348970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5-02-07T19:00:00">
            <text:p>Sat Feb  7 19:00:00 2015</text:p>
          </table:table-cell>
          <table:table-cell office:value-type="float" office:value="22.0">
            <text:p>22.0</text:p>
          </table:table-cell>
          <table:table-cell office:value-type="float" office:value="27.288637032872938">
            <text:p>27.288637032872938</text:p>
          </table:table-cell>
          <table:table-cell office:value-type="float" office:value="0.7333373532518619">
            <text:p>0.733337353251861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7T20:00:00">
            <text:p>Sat Feb  7 20:00:00 2015</text:p>
          </table:table-cell>
          <table:table-cell office:value-type="float" office:value="21.8333">
            <text:p>21.8333</text:p>
          </table:table-cell>
          <table:table-cell office:value-type="float" office:value="27.728716362498364">
            <text:p>27.728716362498364</text:p>
          </table:table-cell>
          <table:table-cell office:value-type="float" office:value="0.6627362425718422">
            <text:p>0.662736242571842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02-07T21:00:00">
            <text:p>Sat Feb  7 21:00:00 2015</text:p>
          </table:table-cell>
          <table:table-cell office:value-type="float" office:value="20.0">
            <text:p>20.0</text:p>
          </table:table-cell>
          <table:table-cell office:value-type="float" office:value="28.16711332651907">
            <text:p>28.16711332651907</text:p>
          </table:table-cell>
          <table:table-cell office:value-type="float" office:value="0.5356277553597024">
            <text:p>0.535627755359702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2-11T17:00:00">
            <text:p>Wed Feb 11 17:00:00 2015</text:p>
          </table:table-cell>
          <table:table-cell office:value-type="float" office:value="33.3333">
            <text:p>33.3333</text:p>
          </table:table-cell>
          <table:table-cell office:value-type="float" office:value="24.82196899334942">
            <text:p>24.82196899334942</text:p>
          </table:table-cell>
          <table:table-cell office:value-type="float" office:value="-0.15126657382892728">
            <text:p>-0.1512665738289272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11T18:00:00">
            <text:p>Wed Feb 11 18:00:00 2015</text:p>
          </table:table-cell>
          <table:table-cell office:value-type="float" office:value="36.1667">
            <text:p>36.1667</text:p>
          </table:table-cell>
          <table:table-cell office:value-type="float" office:value="24.41753405659413">
            <text:p>24.41753405659413</text:p>
          </table:table-cell>
          <table:table-cell office:value-type="float" office:value="-0.18749415701254127">
            <text:p>-0.1874941570125412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02-11T19:00:00">
            <text:p>Wed Feb 11 19:00:00 2015</text:p>
          </table:table-cell>
          <table:table-cell office:value-type="float" office:value="40.3333">
            <text:p>40.3333</text:p>
          </table:table-cell>
          <table:table-cell office:value-type="float" office:value="23.611561000560613">
            <text:p>23.611561000560613</text:p>
          </table:table-cell>
          <table:table-cell office:value-type="float" office:value="-0.1656260906967452">
            <text:p>-0.165626090696745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2T02:00:00">
            <text:p>Thu Feb 12 02:00:00 2015</text:p>
          </table:table-cell>
          <table:table-cell office:value-type="float" office:value="48.6667">
            <text:p>48.6667</text:p>
          </table:table-cell>
          <table:table-cell office:value-type="float" office:value="26.38202484694708">
            <text:p>26.38202484694708</text:p>
          </table:table-cell>
          <table:table-cell office:value-type="float" office:value="0.0748303213258473">
            <text:p>0.074830321325847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03:00:00">
            <text:p>Thu Feb 12 03:00:00 2015</text:p>
          </table:table-cell>
          <table:table-cell office:value-type="float" office:value="47.3333">
            <text:p>47.3333</text:p>
          </table:table-cell>
          <table:table-cell office:value-type="float" office:value="26.406238677323117">
            <text:p>26.406238677323117</text:p>
          </table:table-cell>
          <table:table-cell office:value-type="float" office:value="0.15753728198703412">
            <text:p>0.157537281987034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02-12T04:00:00">
            <text:p>Thu Feb 12 04:00:00 2015</text:p>
          </table:table-cell>
          <table:table-cell office:value-type="float" office:value="48.3333">
            <text:p>48.3333</text:p>
          </table:table-cell>
          <table:table-cell office:value-type="float" office:value="26.815427072244983">
            <text:p>26.815427072244983</text:p>
          </table:table-cell>
          <table:table-cell office:value-type="float" office:value="0.25714682802034744">
            <text:p>0.2571468280203474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2T05:00:00">
            <text:p>Thu Feb 12 05:00:00 2015</text:p>
          </table:table-cell>
          <table:table-cell office:value-type="float" office:value="47.1667">
            <text:p>47.1667</text:p>
          </table:table-cell>
          <table:table-cell office:value-type="float" office:value="26.957809415589267">
            <text:p>26.957809415589267</text:p>
          </table:table-cell>
          <table:table-cell office:value-type="float" office:value="0.2989727047666338">
            <text:p>0.298972704766633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02-12T06:00:00">
            <text:p>Thu Feb 12 06:00:00 2015</text:p>
          </table:table-cell>
          <table:table-cell office:value-type="float" office:value="45.0">
            <text:p>45.0</text:p>
          </table:table-cell>
          <table:table-cell office:value-type="float" office:value="26.946319474345014">
            <text:p>26.946319474345014</text:p>
          </table:table-cell>
          <table:table-cell office:value-type="float" office:value="0.27084206965340496">
            <text:p>0.2708420696534049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2-12T07:00:00">
            <text:p>Thu Feb 12 07:00:00 2015</text:p>
          </table:table-cell>
          <table:table-cell office:value-type="float" office:value="44.6667">
            <text:p>44.6667</text:p>
          </table:table-cell>
          <table:table-cell office:value-type="float" office:value="27.91575469238122">
            <text:p>27.91575469238122</text:p>
          </table:table-cell>
          <table:table-cell office:value-type="float" office:value="0.316271158206546">
            <text:p>0.31627115820654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2-12T08:00:00">
            <text:p>Thu Feb 12 08:00:00 2015</text:p>
          </table:table-cell>
          <table:table-cell office:value-type="float" office:value="44.5">
            <text:p>44.5</text:p>
          </table:table-cell>
          <table:table-cell office:value-type="float" office:value="28.285373894462694">
            <text:p>28.285373894462694</text:p>
          </table:table-cell>
          <table:table-cell office:value-type="float" office:value="0.40046779323747583">
            <text:p>0.4004677932374758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02-12T10:00:00">
            <text:p>Thu Feb 12 10:00:00 2015</text:p>
          </table:table-cell>
          <table:table-cell office:value-type="float" office:value="55.1667">
            <text:p>55.1667</text:p>
          </table:table-cell>
          <table:table-cell office:value-type="float" office:value="29.71095373224413">
            <text:p>29.71095373224413</text:p>
          </table:table-cell>
          <table:table-cell office:value-type="float" office:value="0.42398658542589646">
            <text:p>0.4239865854258964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12T11:00:00">
            <text:p>Thu Feb 12 11:00:00 2015</text:p>
          </table:table-cell>
          <table:table-cell office:value-type="float" office:value="51.0">
            <text:p>51.0</text:p>
          </table:table-cell>
          <table:table-cell office:value-type="float" office:value="29.38835020648594">
            <text:p>29.38835020648594</text:p>
          </table:table-cell>
          <table:table-cell office:value-type="float" office:value="0.4174062436245989">
            <text:p>0.417406243624598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2T12:00:00">
            <text:p>Thu Feb 12 12:00:00 2015</text:p>
          </table:table-cell>
          <table:table-cell office:value-type="float" office:value="49.1667">
            <text:p>49.1667</text:p>
          </table:table-cell>
          <table:table-cell office:value-type="float" office:value="29.180177500110844">
            <text:p>29.180177500110844</text:p>
          </table:table-cell>
          <table:table-cell office:value-type="float" office:value="0.4761636257232537">
            <text:p>0.4761636257232537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2-12T13:00:00">
            <text:p>Thu Feb 12 13:00:00 2015</text:p>
          </table:table-cell>
          <table:table-cell office:value-type="float" office:value="48.5">
            <text:p>48.5</text:p>
          </table:table-cell>
          <table:table-cell office:value-type="float" office:value="28.975825055409985">
            <text:p>28.975825055409985</text:p>
          </table:table-cell>
          <table:table-cell office:value-type="float" office:value="0.4937984655682761">
            <text:p>0.493798465568276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5-02-12T15:00:00">
            <text:p>Thu Feb 12 15:00:00 2015</text:p>
          </table:table-cell>
          <table:table-cell office:value-type="float" office:value="41.5">
            <text:p>41.5</text:p>
          </table:table-cell>
          <table:table-cell office:value-type="float" office:value="28.136736143232728">
            <text:p>28.136736143232728</text:p>
          </table:table-cell>
          <table:table-cell office:value-type="float" office:value="0.4610319449342786">
            <text:p>0.461031944934278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13T02:00:00">
            <text:p>Fri Feb 13 02:00:00 2015</text:p>
          </table:table-cell>
          <table:table-cell office:value-type="float" office:value="40.1667">
            <text:p>40.1667</text:p>
          </table:table-cell>
          <table:table-cell office:value-type="float" office:value="27.75432033872868">
            <text:p>27.75432033872868</text:p>
          </table:table-cell>
          <table:table-cell office:value-type="float" office:value="0.5284619239727977">
            <text:p>0.528461923972797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2-13T03:00:00">
            <text:p>Fri Feb 13 03:00:00 2015</text:p>
          </table:table-cell>
          <table:table-cell office:value-type="float" office:value="39.0">
            <text:p>39.0</text:p>
          </table:table-cell>
          <table:table-cell office:value-type="float" office:value="27.778271905526754">
            <text:p>27.778271905526754</text:p>
          </table:table-cell>
          <table:table-cell office:value-type="float" office:value="0.5495957757673106">
            <text:p>0.549595775767310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13T04:00:00">
            <text:p>Fri Feb 13 04:00:00 2015</text:p>
          </table:table-cell>
          <table:table-cell office:value-type="float" office:value="39.1667">
            <text:p>39.1667</text:p>
          </table:table-cell>
          <table:table-cell office:value-type="float" office:value="28.171739671953762">
            <text:p>28.171739671953762</text:p>
          </table:table-cell>
          <table:table-cell office:value-type="float" office:value="0.5492607489080528">
            <text:p>0.549260748908052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13T05:00:00">
            <text:p>Fri Feb 13 05:00:00 2015</text:p>
          </table:table-cell>
          <table:table-cell office:value-type="float" office:value="39.8333">
            <text:p>39.8333</text:p>
          </table:table-cell>
          <table:table-cell office:value-type="float" office:value="28.626047626917273">
            <text:p>28.626047626917273</text:p>
          </table:table-cell>
          <table:table-cell office:value-type="float" office:value="0.5810324093507389">
            <text:p>0.581032409350738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6:00:00">
            <text:p>Fri Feb 13 06:00:00 2015</text:p>
          </table:table-cell>
          <table:table-cell office:value-type="float" office:value="38.8333">
            <text:p>38.8333</text:p>
          </table:table-cell>
          <table:table-cell office:value-type="float" office:value="28.864559496875764">
            <text:p>28.864559496875764</text:p>
          </table:table-cell>
          <table:table-cell office:value-type="float" office:value="0.6908626079175834">
            <text:p>0.690862607917583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2-13T07:00:00">
            <text:p>Fri Feb 13 07:00:00 2015</text:p>
          </table:table-cell>
          <table:table-cell office:value-type="float" office:value="38.1667">
            <text:p>38.1667</text:p>
          </table:table-cell>
          <table:table-cell office:value-type="float" office:value="28.45189514142566">
            <text:p>28.45189514142566</text:p>
          </table:table-cell>
          <table:table-cell office:value-type="float" office:value="0.6896607456122329">
            <text:p>0.689660745612232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3T08:00:00">
            <text:p>Fri Feb 13 08:00:00 2015</text:p>
          </table:table-cell>
          <table:table-cell office:value-type="float" office:value="37.3333">
            <text:p>37.3333</text:p>
          </table:table-cell>
          <table:table-cell office:value-type="float" office:value="28.709077094707176">
            <text:p>28.709077094707176</text:p>
          </table:table-cell>
          <table:table-cell office:value-type="float" office:value="0.6919328432419981">
            <text:p>0.691932843241998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9:00:00">
            <text:p>Fri Feb 13 09:00:00 2015</text:p>
          </table:table-cell>
          <table:table-cell office:value-type="float" office:value="37.1667">
            <text:p>37.1667</text:p>
          </table:table-cell>
          <table:table-cell office:value-type="float" office:value="28.726226923946875">
            <text:p>28.726226923946875</text:p>
          </table:table-cell>
          <table:table-cell office:value-type="float" office:value="0.6899646113241306">
            <text:p>0.689964611324130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2-13T10:00:00">
            <text:p>Fri Feb 13 10:00:00 2015</text:p>
          </table:table-cell>
          <table:table-cell office:value-type="float" office:value="37.8333">
            <text:p>37.8333</text:p>
          </table:table-cell>
          <table:table-cell office:value-type="float" office:value="28.94941888788723">
            <text:p>28.94941888788723</text:p>
          </table:table-cell>
          <table:table-cell office:value-type="float" office:value="0.6700735814408197">
            <text:p>0.670073581440819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2-13T11:00:00">
            <text:p>Fri Feb 13 11:00:00 2015</text:p>
          </table:table-cell>
          <table:table-cell office:value-type="float" office:value="39.3333">
            <text:p>39.3333</text:p>
          </table:table-cell>
          <table:table-cell office:value-type="float" office:value="29.12488153862336">
            <text:p>29.12488153862336</text:p>
          </table:table-cell>
          <table:table-cell office:value-type="float" office:value="0.6831839913603416">
            <text:p>0.68318399136034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8.8333">
            <text:p>18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